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B5000000DAEDB2AE3F33749ECB.png" manifest:media-type="image/png"/>
  <manifest:file-entry manifest:full-path="Pictures/100000000000020300000127B0CF42945FBA251A.png" manifest:media-type="image/png"/>
  <manifest:file-entry manifest:full-path="Pictures/10000000000003B2000000B777BFE729EE2AFB1D.png" manifest:media-type="image/png"/>
  <manifest:file-entry manifest:full-path="Pictures/10000000000003A9000001197846C623B5D89031.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5.03mm" fo:break-before="auto" style:use-optimal-row-height="true"/>
    </style:style>
    <style:style style:name="ro12" style:family="table-row">
      <style:table-row-properties style:row-height="5.15mm" fo:break-before="auto" style:use-optimal-row-height="true"/>
    </style:style>
    <style:style style:name="ro13" style:family="table-row">
      <style:table-row-properties style:row-height="6.09mm" fo:break-before="auto" style:use-optimal-row-height="true"/>
    </style:style>
    <style:style style:name="ro14" style:family="table-row">
      <style:table-row-properties style:row-height="6.19mm" fo:break-before="auto" style:use-optimal-row-height="false"/>
    </style:style>
    <style:style style:name="ro15" style:family="table-row">
      <style:table-row-properties style:row-height="4.71mm" fo:break-before="auto" style:use-optimal-row-height="true"/>
    </style:style>
    <style:style style:name="ro16" style:family="table-row">
      <style:table-row-properties style:row-height="15.5mm" fo:break-before="auto" style:use-optimal-row-height="true"/>
    </style:style>
    <style:style style:name="ro17" style:family="table-row">
      <style:table-row-properties style:row-height="5.17mm" fo:break-before="auto" style:use-optimal-row-height="true"/>
    </style:style>
    <style:style style:name="ro18" style:family="table-row">
      <style:table-row-properties style:row-height="4.53mm" fo:break-before="auto" style:use-optimal-row-height="true"/>
    </style:style>
    <style:style style:name="ro19" style:family="table-row">
      <style:table-row-properties style:row-height="4.97mm" fo:break-before="auto" style:use-optimal-row-height="true"/>
    </style:style>
    <style:style style:name="ro20" style:family="table-row">
      <style:table-row-properties style:row-height="5.01mm" fo:break-before="auto" style:use-optimal-row-height="true"/>
    </style:style>
    <style:style style:name="ro21" style:family="table-row">
      <style:table-row-properties style:row-height="4.78mm" fo:break-before="auto" style:use-optimal-row-height="true"/>
    </style:style>
    <style:style style:name="ro22" style:family="table-row">
      <style:table-row-properties style:row-height="5.82mm" fo:break-before="auto" style:use-optimal-row-height="true"/>
    </style:style>
    <style:style style:name="ro23" style:family="table-row">
      <style:table-row-properties style:row-height="5.03mm" fo:break-before="auto" style:use-optimal-row-height="false"/>
    </style:style>
    <style:style style:name="ro24" style:family="table-row">
      <style:table-row-properties style:row-height="8.98mm" fo:break-before="auto" style:use-optimal-row-height="false"/>
    </style:style>
    <style:style style:name="ro25" style:family="table-row">
      <style:table-row-properties style:row-height="4.52mm" fo:break-before="auto" style:use-optimal-row-height="false"/>
    </style:style>
    <style:style style:name="ro26" style:family="table-row">
      <style:table-row-properties style:row-height="13.32mm" fo:break-before="auto" style:use-optimal-row-height="false"/>
    </style:style>
    <style:style style:name="ro27"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able-cell-properties fo:padding="0.71mm"/>
    </style:style>
    <style:style style:name="ce11"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able-cell-properties fo:padding="0.71mm"/>
      <style:text-properties fo:color="#800000"/>
    </style:style>
    <style:style style:name="ce14" style:family="table-cell" style:parent-style-name="Default">
      <style:table-cell-properties fo:padding="0.71mm"/>
      <style:text-properties fo:color="#ff0000"/>
    </style:style>
    <style:style style:name="ce15" style:family="table-cell" style:parent-style-name="Default">
      <style:table-cell-properties fo:background-color="#ff0000"/>
    </style:style>
    <style:style style:name="ce16"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color="#800000"/>
    </style:style>
    <style:style style:name="ce18" style:family="table-cell" style:parent-style-name="Default">
      <style:table-cell-properties fo:background-color="#ff3333"/>
    </style:style>
    <style:style style:name="ce19" style:family="table-cell" style:parent-style-name="Default">
      <style:text-properties fo:color="#ff00cc"/>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ext-properties fo:color="#ff33ff"/>
    </style:style>
    <style:style style:name="ce22" style:family="table-cell" style:parent-style-name="Default">
      <style:text-properties fo:color="#9999ff"/>
    </style:style>
    <style:style style:name="ce23" style:family="table-cell" style:parent-style-name="Default">
      <style:text-properties fo:color="#006600"/>
    </style:style>
    <style:style style:name="ce24" style:family="table-cell" style:parent-style-name="Default">
      <style:table-cell-properties fo:background-color="#000000"/>
    </style:style>
    <style:style style:name="ce25" style:family="table-cell" style:parent-style-name="Default" style:data-style-name="N117">
      <style:table-cell-properties style:text-align-source="fix" style:repeat-content="false"/>
      <style:paragraph-properties fo:text-align="start" fo:margin-left="0mm"/>
    </style:style>
    <style:style style:name="ce26" style:family="table-cell" style:parent-style-name="Default">
      <style:table-cell-properties fo:background-color="#ff00ff"/>
    </style:style>
    <style:style style:name="ce27" style:family="table-cell" style:parent-style-name="Default">
      <style:text-properties fo:color="#aecf00"/>
    </style:style>
    <style:style style:name="ce28" style:family="table-cell" style:parent-style-name="Default">
      <style:table-cell-properties fo:background-color="#ffff00"/>
      <style:text-properties fo:color="#800000"/>
    </style:style>
    <style:style style:name="ce29" style:family="table-cell" style:parent-style-name="Default">
      <style:table-cell-properties style:text-align-source="fix" style:repeat-content="false"/>
      <style:paragraph-properties fo:text-align="start" fo:margin-left="0mm"/>
    </style:style>
    <style:style style:name="ce30" style:family="table-cell" style:parent-style-name="Default">
      <style:table-cell-properties style:text-align-source="fix" style:repeat-content="false"/>
      <style:paragraph-properties fo:text-align="center" fo:margin-left="0mm"/>
    </style:style>
    <style:style style:name="ce31" style:family="table-cell" style:parent-style-name="Default">
      <style:table-cell-properties fo:background-color="#ff00cc"/>
    </style:style>
    <style:style style:name="ce32" style:family="table-cell" style:parent-style-name="Default">
      <style:table-cell-properties fo:background-color="#ff420e"/>
    </style:style>
    <style:style style:name="ce33" style:family="table-cell" style:parent-style-name="Default">
      <style:text-properties fo:color="#ff3333"/>
    </style:style>
    <style:style style:name="ce34" style:family="table-cell" style:parent-style-name="Default">
      <style:table-cell-properties fo:background-color="#ffff00"/>
      <style:text-properties fo:color="#ff3333"/>
    </style:style>
    <style:style style:name="ce35" style:family="table-cell" style:parent-style-name="Default">
      <style:text-properties fo:color="#cc0066"/>
    </style:style>
    <style:style style:name="ce36" style:family="table-cell" style:parent-style-name="Default">
      <style:table-cell-properties style:glyph-orientation-vertical="auto" style:direction="ttb"/>
    </style:style>
    <style:style style:name="ce37" style:family="table-cell" style:parent-style-name="Default">
      <style:table-cell-properties fo:background-color="#ffff00"/>
      <style:text-properties fo:color="#ff0000"/>
    </style:style>
    <style:style style:name="ce38" style:family="table-cell" style:parent-style-name="Default">
      <style:table-cell-properties style:glyph-orientation-vertical="0" style:direction="ltr"/>
    </style:style>
    <style:style style:name="ce39" style:family="table-cell" style:parent-style-name="Default">
      <style:text-properties style:font-name="Arial" style:font-name-asian="AR PL KaitiM GB" style:font-name-complex="Lohit Hindi"/>
    </style:style>
    <style:style style:name="ce40" style:family="table-cell" style:parent-style-name="Default">
      <style:text-properties fo:color="#b80047"/>
    </style:style>
    <style:style style:name="ce41" style:family="table-cell" style:parent-style-name="Default">
      <style:text-properties fo:color="#004586"/>
    </style:style>
    <style:style style:name="ce42" style:family="table-cell" style:parent-style-name="Default" style:data-style-name="N0"/>
    <style:style style:name="ce43"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5"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6" style:family="table-cell" style:parent-style-name="Default">
      <style:text-properties fo:font-weight="bold" style:font-weight-asian="bold" style:font-weight-complex="bold"/>
    </style:style>
    <style:style style:name="ce47" style:family="table-cell" style:parent-style-name="Default">
      <style:table-cell-properties fo:padding="0.71mm"/>
      <style:text-properties fo:color="#ff00ff"/>
    </style:style>
    <style:style style:name="ce48"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9" style:family="table-cell" style:parent-style-name="Default" style:data-style-name="N41">
      <style:table-cell-properties style:text-align-source="fix" style:repeat-content="false"/>
      <style:paragraph-properties fo:text-align="end" fo:margin-left="0mm"/>
    </style:style>
    <style:style style:name="ce50" style:family="table-cell" style:parent-style-name="Default">
      <style:table-cell-properties fo:background-color="#ffffff"/>
      <style:text-properties fo:color="#ff0000"/>
    </style:style>
    <style:style style:name="ce51" style:family="table-cell" style:parent-style-name="Default">
      <style:text-properties fo:color="#0000ff"/>
    </style:style>
    <style:style style:name="ce52" style:family="table-cell" style:parent-style-name="Default">
      <style:text-properties fo:color="#00ff00"/>
    </style:style>
    <style:style style:name="ce53" style:family="table-cell" style:parent-style-name="Default">
      <style:table-cell-properties style:text-align-source="fix" style:repeat-content="false"/>
      <style:paragraph-properties fo:text-align="end" fo:margin-left="0mm"/>
    </style:style>
    <style:style style:name="ce54" style:family="table-cell" style:parent-style-name="Default">
      <style:text-properties fo:color="#ff00ff" fo:font-size="14pt" style:font-size-asian="14pt" style:font-size-complex="14pt"/>
    </style:style>
    <style:style style:name="ce55" style:family="table-cell" style:parent-style-name="Default">
      <style:table-cell-properties fo:background-color="#66ff99"/>
    </style:style>
    <style:style style:name="ce56" style:family="table-cell" style:parent-style-name="Default">
      <style:text-properties fo:color="#ff66ff"/>
    </style:style>
    <style:style style:name="ce57" style:family="table-cell" style:parent-style-name="Default">
      <style:text-properties fo:font-size="15pt" style:font-size-asian="15pt" style:font-size-complex="15pt"/>
    </style:style>
    <style:style style:name="ce58" style:family="table-cell" style:parent-style-name="Default">
      <style:table-cell-properties fo:background-color="#cc99cc"/>
    </style:style>
    <style:style style:name="ce59" style:family="table-cell" style:parent-style-name="Default" style:data-style-name="N0">
      <style:table-cell-properties style:text-align-source="fix" style:repeat-content="false"/>
      <style:paragraph-properties fo:text-align="start" fo:margin-left="0mm"/>
      <style:text-properties style:font-name="Ubuntu" fo:font-size="10.5pt" style:font-name-asian="Ubuntu" style:font-size-asian="10.5pt" style:font-name-complex="Ubuntu" style:font-size-complex="10.5pt"/>
    </style:style>
    <style:style style:name="ce60" style:family="table-cell" style:parent-style-name="Default">
      <style:text-properties fo:color="#004586" fo:font-weight="bold" style:font-weight-asian="bold" style:font-weight-complex="bold"/>
    </style:style>
    <style:style style:name="ce61" style:family="table-cell" style:parent-style-name="Default">
      <style:text-properties fo:color="#ff00ff" fo:font-style="italic" fo:font-weight="normal" style:font-style-asian="italic" style:font-weight-asian="normal" style:font-style-complex="italic" style:font-weight-complex="normal"/>
    </style:style>
    <style:style style:name="ce62" style:family="table-cell" style:parent-style-name="Default">
      <style:text-properties fo:color="#0047ff"/>
    </style:style>
    <style:style style:name="ce63" style:family="table-cell" style:parent-style-name="Default">
      <style:table-cell-properties fo:background-color="#ffff00"/>
      <style:text-properties fo:color="#000080"/>
    </style:style>
    <style:style style:name="ce64" style:family="table-cell" style:parent-style-name="Default">
      <style:text-properties fo:color="#ff0000" fo:font-size="14pt" style:font-size-asian="14pt" style:font-size-complex="14pt"/>
    </style:style>
    <style:style style:name="ce65" style:family="table-cell" style:parent-style-name="Default" style:data-style-name="N117">
      <style:table-cell-properties style:glyph-orientation-vertical="auto" style:direction="ttb"/>
    </style:style>
    <style:style style:name="ce66"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67" style:family="table-cell" style:parent-style-name="Default">
      <style:text-properties fo:font-size="11pt" style:font-size-asian="11pt" style:font-size-complex="11pt"/>
    </style:style>
    <style:style style:name="ce68" style:family="table-cell" style:parent-style-name="Default">
      <style:text-properties fo:font-size="13pt" style:font-size-asian="13pt" style:font-size-complex="13pt"/>
    </style:style>
    <style:style style:name="ce69"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fill="none" draw:textarea-vertical-align="middle" draw:auto-grow-height="false" fo:min-height="7.49mm" fo:min-width="4.99mm"/>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58mm" fo:min-width="53.94mm" fo:padding-top="0.56mm" fo:padding-bottom="0.56mm" fo:padding-left="0.56mm" fo:padding-right="0.56mm" fo:wrap-option="wrap"/>
    </style:style>
    <style:style style:name="gr15"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8mm" fo:min-width="55.4mm" fo:padding-top="0.56mm" fo:padding-bottom="0.56mm" fo:padding-left="0.56mm" fo:padding-right="0.56mm" fo:wrap-option="wrap"/>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31mm" fo:min-width="53.94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7mm" fo:min-width="55.35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8mm" fo:min-width="53.95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19.24mm" fo:padding-top="1.3mm" fo:padding-bottom="1.3mm" fo:padding-left="2.5mm" fo:padding-right="2.5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15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2mm" fo:padding-top="1.3mm" fo:padding-bottom="1.3mm" fo:padding-left="2.5mm" fo:padding-right="2.5mm" fo:wrap-option="wrap"/>
    </style:style>
    <style:style style:name="gr23" style:family="graphic">
      <style:graphic-properties draw:textarea-horizontal-align="justify" draw:textarea-vertical-align="middle" draw:auto-grow-height="false" fo:min-height="19.84mm" fo:min-width="64.23mm"/>
    </style:style>
    <style:style style:name="gr24" style:family="graphic">
      <style:graphic-properties draw:textarea-horizontal-align="justify" draw:textarea-vertical-align="middle" draw:auto-grow-height="false" fo:min-height="19.56mm" fo:min-width="64.23mm"/>
    </style:style>
    <style:style style:name="gr25"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1048133">
          <table:table-cell table:number-columns-repeated="16"/>
        </table:table-row>
        <table:table-row table:style-name="ro3">
          <table:table-cell table:number-columns-repeated="16"/>
        </table:table-row>
      </table:table>
      <table:table table:name="论点摘要" table:style-name="ta1">
        <table:shapes>
          <draw:frame draw:z-index="0" draw:name="图形 1" draw:style-name="gr2" draw:text-style-name="P2" svg:width="255.7mm" svg:height="74.34mm" svg:x="24.28mm" svg:y="726.08mm">
            <draw:image xlink:href="Pictures/10000000000003A9000001197846C623B5D89031.png" xlink:type="simple" xlink:show="embed" xlink:actuate="onLoad">
              <text:p/>
            </draw:image>
          </draw:frame>
          <draw:frame draw:z-index="1" draw:name="图形 2" draw:style-name="gr2" draw:text-style-name="P2" svg:width="258.16mm" svg:height="48.41mm" svg:x="24.28mm" svg:y="811.45mm">
            <draw:image xlink:href="Pictures/10000000000003B2000000B777BFE729EE2AFB1D.png" xlink:type="simple" xlink:show="embed" xlink:actuate="onLoad">
              <text:p/>
            </draw:image>
          </draw:frame>
        </table:shapes>
        <table:table-column table:style-name="co2" table:number-columns-repeated="1024" table:default-cell-style-name="Default"/>
        <table:table-row table:style-name="ro11">
          <table:table-cell table:style-name="ce10" office:value-type="string" calcext:value-type="string">
            <text:p>34页：</text:p>
          </table:table-cell>
          <table:table-cell table:number-columns-repeated="1023"/>
        </table:table-row>
        <table:table-row table:style-name="ro11">
          <table:table-cell table:style-name="ce10" office:value-type="string" calcext:value-type="string">
            <text:p><text:s text:c="2"/></text:p>
          </table:table-cell>
          <table:table-cell table:style-name="ce10"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38页</text:p>
          </table:table-cell>
          <table:table-cell table:number-columns-repeated="1023"/>
        </table:table-row>
        <table:table-row table:style-name="ro11">
          <table:table-cell/>
          <table:table-cell table:style-name="ce10"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10" office:value-type="string" calcext:value-type="string">
            <text:p>43页</text:p>
          </table:table-cell>
          <table:table-cell table:number-columns-repeated="1023"/>
        </table:table-row>
        <table:table-row table:style-name="ro11">
          <table:table-cell/>
          <table:table-cell table:style-name="ce10"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10"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10" office:value-type="string" calcext:value-type="string">
            <text:p>46页</text:p>
          </table:table-cell>
          <table:table-cell table:number-columns-repeated="1023"/>
        </table:table-row>
        <table:table-row table:style-name="ro11">
          <table:table-cell/>
          <table:table-cell table:style-name="ce10"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47页</text:p>
          </table:table-cell>
          <table:table-cell table:number-columns-repeated="1023"/>
        </table:table-row>
        <table:table-row table:style-name="ro11">
          <table:table-cell/>
          <table:table-cell table:style-name="ce11" office:value-type="string" calcext:value-type="string">
            <text:p>人脑中存储的信息不是精确的</text:p>
          </table:table-cell>
          <table:table-cell table:style-name="ce11" table:number-columns-repeated="2"/>
          <table:table-cell table:number-columns-repeated="1020"/>
        </table:table-row>
        <table:table-row table:style-name="ro11">
          <table:table-cell table:number-columns-repeated="1024"/>
        </table:table-row>
        <table:table-row table:style-name="ro11">
          <table:table-cell table:style-name="ce10" office:value-type="string" calcext:value-type="string">
            <text:p>50页</text:p>
          </table:table-cell>
          <table:table-cell table:number-columns-repeated="1023"/>
        </table:table-row>
        <table:table-row table:style-name="ro11">
          <table:table-cell/>
          <table:table-cell table:style-name="ce12" office:value-type="string" calcext:value-type="string">
            <text:p>All memories are stored in the synaptic connections between neurons</text:p>
          </table:table-cell>
          <table:table-cell table:style-name="ce16" table:number-columns-repeated="8"/>
          <table:table-cell table:number-columns-repeated="1014"/>
        </table:table-row>
        <table:table-row table:style-name="ro11">
          <table:table-cell table:style-name="ce10" office:value-type="string" calcext:value-type="string">
            <text:p>52页</text:p>
          </table:table-cell>
          <table:table-cell table:number-columns-repeated="1023"/>
        </table:table-row>
        <table:table-row table:style-name="ro11">
          <table:table-cell/>
          <table:table-cell table:style-name="ce10"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4页</text:p>
          </table:table-cell>
          <table:table-cell table:number-columns-repeated="1023"/>
        </table:table-row>
        <table:table-row table:style-name="ro11">
          <table:table-cell/>
          <table:table-cell table:style-name="ce10"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10"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5页</text:p>
          </table:table-cell>
          <table:table-cell table:number-columns-repeated="1023"/>
        </table:table-row>
        <table:table-row table:style-name="ro11">
          <table:table-cell/>
          <table:table-cell table:style-name="ce10"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10" office:value-type="string" calcext:value-type="string">
            <text:p>本质</text:p>
          </table:table-cell>
          <table:table-cell table:number-columns-repeated="1017"/>
        </table:table-row>
        <table:table-row table:style-name="ro11">
          <table:table-cell/>
          <table:table-cell table:style-name="ce10"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10" office:value-type="string" calcext:value-type="string">
            <text:p>It is the invariant form <text:s/>that is stored in </text:p>
          </table:table-cell>
          <table:table-cell table:number-columns-repeated="1022"/>
        </table:table-row>
        <table:table-row table:style-name="ro11">
          <table:table-cell/>
          <table:table-cell table:style-name="ce10"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10"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10"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7页</text:p>
          </table:table-cell>
          <table:table-cell table:number-columns-repeated="1023"/>
        </table:table-row>
        <table:table-row table:style-name="ro11">
          <table:table-cell/>
          <table:table-cell table:style-name="ce10" office:value-type="string" calcext:value-type="string">
            <text:p>The combin in g <text:s/>of <text:s/>invarian t </text:p>
          </table:table-cell>
          <table:table-cell table:number-columns-repeated="1022"/>
        </table:table-row>
        <table:table-row table:style-name="ro11">
          <table:table-cell/>
          <table:table-cell table:style-name="ce10"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10"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60页</text:p>
          </table:table-cell>
          <table:table-cell table:number-columns-repeated="1023"/>
        </table:table-row>
        <table:table-row table:style-name="ro11">
          <table:table-cell/>
          <table:table-cell table:style-name="ce10"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10"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10" office:value-type="float" office:value="69" calcext:value-type="float">
            <text:p>69</text:p>
          </table:table-cell>
          <table:table-cell table:number-columns-repeated="1023"/>
        </table:table-row>
        <table:table-row table:style-name="ro11">
          <table:table-cell/>
          <table:table-cell table:style-name="ce10" office:value-type="string" calcext:value-type="string">
            <text:p>大脑分前后半球，后半球接收</text:p>
          </table:table-cell>
          <table:table-cell table:number-columns-repeated="1022"/>
        </table:table-row>
        <table:table-row table:style-name="ro11">
          <table:table-cell/>
          <table:table-cell table:style-name="ce10"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10" office:value-type="string" calcext:value-type="string">
            <text:p>largely occurs</text:p>
          </table:table-cell>
          <table:table-cell table:number-columns-repeated="1022"/>
        </table:table-row>
        <table:table-row table:style-name="ro11">
          <table:table-cell/>
          <table:table-cell table:style-name="ce10"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10" office:value-type="float" office:value="70" calcext:value-type="float">
            <text:p>70</text:p>
          </table:table-cell>
          <table:table-cell table:number-columns-repeated="1023"/>
        </table:table-row>
        <table:table-row table:style-name="ro11">
          <table:table-cell/>
          <table:table-cell table:style-name="ce10"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10"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10" office:value-type="float" office:value="77" calcext:value-type="float">
            <text:p>77</text:p>
          </table:table-cell>
          <table:table-cell table:number-columns-repeated="1023"/>
        </table:table-row>
        <table:table-row table:style-name="ro11">
          <table:table-cell/>
          <table:table-cell table:style-name="ce10"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10"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10" office:value-type="float" office:value="78" calcext:value-type="float">
            <text:p>78</text:p>
          </table:table-cell>
          <table:table-cell table:number-columns-repeated="1023"/>
        </table:table-row>
        <table:table-row table:style-name="ro11">
          <table:table-cell/>
          <table:table-cell table:style-name="ce10"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10" office:value-type="float" office:value="82" calcext:value-type="float">
            <text:p>82</text:p>
          </table:table-cell>
          <table:table-cell table:number-columns-repeated="1023"/>
        </table:table-row>
        <table:table-row table:style-name="ro11">
          <table:table-cell/>
          <table:table-cell table:style-name="ce10" office:value-type="string" calcext:value-type="string">
            <text:p>从各个部分所占大脑皮层的体积容量上看</text:p>
          </table:table-cell>
          <table:table-cell table:number-columns-repeated="1022"/>
        </table:table-row>
        <table:table-row table:style-name="ro11">
          <table:table-cell/>
          <table:table-cell table:style-name="ce10"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10"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10" office:value-type="float" office:value="83" calcext:value-type="float">
            <text:p>83</text:p>
          </table:table-cell>
          <table:table-cell table:number-columns-repeated="1023"/>
        </table:table-row>
        <table:table-row table:style-name="ro12">
          <table:table-cell/>
          <table:table-cell table:style-name="ce13" office:value-type="string" calcext:value-type="string">
            <text:p>这页的第一段貌似描绘了这样一个意思，所以区域，所有细胞的任务不是去解释输入的信息，而是去找到这些信息相似的</text:p>
          </table:table-cell>
          <table:table-cell table:style-name="ce17" table:number-columns-repeated="8"/>
          <table:table-cell table:number-columns-repeated="1014"/>
        </table:table-row>
        <table:table-row table:style-name="ro12">
          <table:table-cell/>
          <table:table-cell table:style-name="ce13" office:value-type="string" calcext:value-type="string">
            <text:p>以及关联的信息，所以问你什么是“死”这个字的意思时，你脑中浮现的是一个死人的形象</text:p>
          </table:table-cell>
          <table:table-cell table:style-name="ce17" table:number-columns-repeated="8"/>
          <table:table-cell table:number-columns-repeated="1014"/>
        </table:table-row>
        <table:table-row table:style-name="ro12">
          <table:table-cell/>
          <table:table-cell table:style-name="ce13" office:value-type="string" calcext:value-type="string">
            <text:p>你是在用一个想关联的信息去解释的这个字</text:p>
          </table:table-cell>
          <table:table-cell table:style-name="ce17" table:number-columns-repeated="8"/>
          <table:table-cell table:number-columns-repeated="1014"/>
        </table:table-row>
        <table:table-row table:style-name="ro13">
          <table:table-cell/>
          <table:table-cell table:style-name="ce13" office:value-type="string" calcext:value-type="string">
            <text:p>一切的一切----关系</text:p>
          </table:table-cell>
          <table:table-cell table:style-name="ce17" table:number-columns-repeated="8"/>
          <table:table-cell table:number-columns-repeated="1014"/>
        </table:table-row>
        <table:table-row table:style-name="ro11" table:number-rows-repeated="2">
          <table:table-cell table:number-columns-repeated="1024"/>
        </table:table-row>
        <table:table-row table:style-name="ro11">
          <table:table-cell table:style-name="ce10" office:value-type="float" office:value="84" calcext:value-type="float">
            <text:p>84</text:p>
          </table:table-cell>
          <table:table-cell table:number-columns-repeated="1023"/>
        </table:table-row>
        <table:table-row table:style-name="ro11">
          <table:table-cell/>
          <table:table-cell table:style-name="ce10"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10"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10" office:value-type="string" calcext:value-type="string">
            <text:p>they are performing the same job as IT.</text:p>
          </table:table-cell>
          <table:table-cell table:number-columns-repeated="1022"/>
        </table:table-row>
        <table:table-row table:style-name="ro11">
          <table:table-cell table:style-name="ce10" office:value-type="float" office:value="85" calcext:value-type="float">
            <text:p>85</text:p>
          </table:table-cell>
          <table:table-cell table:number-columns-repeated="1023"/>
        </table:table-row>
        <table:table-row table:style-name="ro11">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10"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10"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10"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10"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10"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10"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10"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10"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10"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10"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10" office:value-type="float" office:value="87" calcext:value-type="float">
            <text:p>87</text:p>
          </table:table-cell>
          <table:table-cell table:number-columns-repeated="1023"/>
        </table:table-row>
        <table:table-row table:style-name="ro11">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10"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10" office:value-type="float" office:value="90" calcext:value-type="float">
            <text:p>90</text:p>
          </table:table-cell>
          <table:table-cell table:number-columns-repeated="1023"/>
        </table:table-row>
        <table:table-row table:style-name="ro12">
          <table:table-cell/>
          <table:table-cell table:style-name="ce14" office:value-type="string" calcext:value-type="string">
            <text:p>所有神经细胞的连接性都是可变的，提供了学习的基础</text:p>
          </table:table-cell>
          <table:table-cell table:number-columns-repeated="1022"/>
        </table:table-row>
        <table:table-row table:style-name="ro11">
          <table:table-cell table:style-name="ce10" office:value-type="float" office:value="92" calcext:value-type="float">
            <text:p>92</text:p>
          </table:table-cell>
          <table:table-cell table:number-columns-repeated="1023"/>
        </table:table-row>
        <table:table-row table:style-name="ro11">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1013"/>
        </table:table-row>
        <table:table-row table:style-name="ro11">
          <table:table-cell/>
          <table:table-cell table:style-name="ce10"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10" office:value-type="float" office:value="95" calcext:value-type="float">
            <text:p>95</text:p>
          </table:table-cell>
          <table:table-cell table:number-columns-repeated="1023"/>
        </table:table-row>
        <table:table-row table:style-name="ro11">
          <table:table-cell/>
          <table:table-cell table:style-name="ce10"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10"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10" office:value-type="float" office:value="98" calcext:value-type="float">
            <text:p>98</text:p>
          </table:table-cell>
          <table:table-cell table:number-columns-repeated="1023"/>
        </table:table-row>
        <table:table-row table:style-name="ro11">
          <table:table-cell/>
          <table:table-cell table:style-name="ce10" office:value-type="string" calcext:value-type="string">
            <text:p>Large layer 5 cells <text:s/>are seen throughout <text:s/>the neocortex, in</text:p>
          </table:table-cell>
          <table:table-cell table:number-columns-repeated="1022"/>
        </table:table-row>
        <table:table-row table:style-name="ro11">
          <table:table-cell/>
          <table:table-cell table:style-name="ce10"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10" office:value-type="float" office:value="100" calcext:value-type="float">
            <text:p>100</text:p>
          </table:table-cell>
          <table:table-cell table:number-columns-repeated="1023"/>
        </table:table-row>
        <table:table-row table:style-name="ro11">
          <table:table-cell/>
          <table:table-cell table:style-name="ce10"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10" office:value-type="float" office:value="113" calcext:value-type="float">
            <text:p>113</text:p>
          </table:table-cell>
          <table:table-cell table:number-columns-repeated="1023"/>
        </table:table-row>
        <table:table-row table:style-name="ro11">
          <table:table-cell/>
          <table:table-cell table:style-name="ce10"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10"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10"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10"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10" office:value-type="string" calcext:value-type="string">
            <text:p>the top for learning higher-order structure.</text:p>
          </table:table-cell>
          <table:table-cell table:number-columns-repeated="1022"/>
        </table:table-row>
        <table:table-row table:style-name="ro11">
          <table:table-cell table:style-name="ce10" office:value-type="float" office:value="114" calcext:value-type="float">
            <text:p>114</text:p>
          </table:table-cell>
          <table:table-cell table:number-columns-repeated="1023"/>
        </table:table-row>
        <table:table-row table:style-name="ro11">
          <table:table-cell/>
          <table:table-cell table:style-name="ce10"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10" office:value-type="float" office:value="115" calcext:value-type="float">
            <text:p>115</text:p>
          </table:table-cell>
          <table:table-cell table:number-columns-repeated="1023"/>
        </table:table-row>
        <table:table-row table:style-name="ro11">
          <table:table-cell/>
          <table:table-cell table:style-name="ce10" office:value-type="string" calcext:value-type="string">
            <text:p>the hippocampus is the top <text:s/>region o f <text:s/>the neocortex, <text:s/></text:p>
          </table:table-cell>
          <table:table-cell table:number-columns-repeated="1022"/>
        </table:table-row>
        <table:table-row table:style-name="ro11">
          <table:table-cell/>
          <table:table-cell table:style-name="ce10"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10"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10" office:value-type="float" office:value="117" calcext:value-type="float">
            <text:p>117</text:p>
          </table:table-cell>
          <table:table-cell table:number-columns-repeated="1023"/>
        </table:table-row>
        <table:table-row table:style-name="ro11">
          <table:table-cell/>
          <table:table-cell table:style-name="ce10"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10"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5.12mm" svg:height="0.57mm" draw:transform="rotate (-1.5707963267949) translate (199.23mm 538.6mm)" svg:viewBox="0 0 513 58" draw:points="0,58 314,58 513,0">
            <text:p/>
          </draw:polyline>
          <draw:polyline draw:z-index="5" draw:style-name="gr5" draw:text-style-name="P1" svg:width="7.5mm" svg:height="0.56mm" svg:x="200.1mm" svg:y="535.18mm" svg:viewBox="0 0 751 57" draw:points="0,57 318,57 607,29 751,0">
            <text:p/>
          </draw:polyline>
          <draw:path draw:z-index="6" draw:style-name="gr5"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6.09mm" svg:height="0.07mm" draw:transform="rotate (0.107337748997651) translate (294.360000000001mm 854.18mm)" svg:viewBox="0 0 610 8" draw:points="0,0 290,3 581,5 610,8">
            <text:p/>
          </draw:polyline>
          <draw:custom-shape draw:z-index="8" draw:style-name="gr4"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5" draw:text-style-name="P1" svg:width="4.53mm" svg:height="0.24mm" draw:transform="rotate (-0.653276739021478) translate (65.2134125950268mm 1053.02956224954mm)" svg:viewBox="0 0 454 25" draw:points="0,25 350,8 454,0">
            <text:p/>
          </draw:polyline>
          <draw:polyline draw:z-index="12" draw:style-name="gr5" draw:text-style-name="P1" svg:width="7.16mm" svg:height="0.52mm" draw:transform="rotate (-2.4326399114297) translate (76.6300000000001mm 1050.95mm)" svg:viewBox="0 0 717 53" draw:points="0,0 369,16 717,53 717,53">
            <text:p/>
          </draw:polyline>
          <draw:path draw:z-index="13" draw:style-name="gr5"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5" draw:text-style-name="P1" svg:width="8.63mm" svg:height="0.27mm" draw:transform="rotate (0.413293966872257) translate (29.9556921141566mm 1072.0593522011mm)" svg:viewBox="0 0 864 28" draw:points="0,28 322,14 645,0 864,3">
            <text:p/>
          </draw:polyline>
          <draw:polyline draw:z-index="15" draw:style-name="gr5" draw:text-style-name="P1" svg:width="7.22mm" svg:height="0.71mm" draw:transform="rotate (-1.27443941980626) translate (40.77mm 1068.9mm)" svg:viewBox="0 0 723 72" draw:points="0,0 326,8 634,72 723,69">
            <text:p/>
          </draw:polyline>
          <draw:path draw:z-index="16" draw:style-name="gr5"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5" draw:text-style-name="P1" svg:width="9.15mm" svg:height="0.37mm" draw:transform="rotate (-0.458497994498911) translate (181.355398837279mm 1155.40776105545mm)" svg:viewBox="0 0 916 38" draw:points="0,13 348,0 683,25 916,38">
            <text:p/>
          </draw:polyline>
          <draw:polyline draw:z-index="18" draw:style-name="gr5" draw:text-style-name="P1" svg:width="7.3mm" svg:height="0.25mm" draw:transform="rotate (1.06011298766136) translate (182.427420036969mm 1167.19174687363mm)" svg:viewBox="0 0 731 26" draw:points="0,4 373,26 717,0 731,25">
            <text:p/>
          </draw:polyline>
          <draw:path draw:z-index="19" draw:style-name="gr5" draw:text-style-name="P1" svg:width="23.71mm" svg:height="3.45mm" draw:transform="rotate (-1.86715323378353) translate (67.3562862395274mm 1151.36682242783mm)" svg:viewBox="0 0 2372 346" svg:d="M0 331c356 21 713 24 1066-23 330-44 660 6 977-118l291-119 38-71">
            <text:p/>
          </draw:path>
          <draw:path draw:z-index="20" draw:style-name="gr5"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5"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11.77mm" svg:height="0.31mm" draw:transform="rotate (-0.833045651976894) translate (179.449303954595mm 1277.42610722236mm)" svg:viewBox="0 0 1178 32" draw:points="0,23 508,16 955,32 1178,0">
            <text:p/>
          </draw:polyline>
          <draw:path draw:z-index="23" draw:style-name="gr5" draw:text-style-name="P1" svg:width="15.87mm" svg:height="0.59mm" draw:transform="rotate (0.319395253114962) translate (171.712509869652mm 1291.4164031115mm)" svg:viewBox="0 0 1588 60" svg:d="M0 15c336-56 659 93 995 29l310-17 283-27">
            <text:p/>
          </draw:path>
          <draw:custom-shape draw:z-index="24" draw:style-name="gr3"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5"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10.94mm" svg:height="0.53mm" draw:transform="rotate (-0.635125314800737) translate (188.130422319974mm 1416.24519167512mm)" svg:viewBox="0 0 1095 54" svg:d="M0 30c367 77 727-53 1095-26">
            <text:p/>
          </draw:path>
          <draw:path draw:z-index="30" draw:style-name="gr5"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89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24.73mm" svg:height="1.95mm" draw:transform="rotate (0.45849799449891) translate (192.075294954954mm 1629.97991466494mm)" svg:viewBox="0 0 2474 196" svg:d="M0 180c369 11 744 40 1109-26 355-65 718 27 1069-77l296-77">
            <text:p/>
          </draw:path>
          <draw:path draw:z-index="55" draw:style-name="gr5" draw:text-style-name="P1" svg:width="14.02mm" svg:height="5.57mm" draw:transform="rotate (1.37078159451635) translate (227.962950157076mm 1633.63790831013mm)" svg:viewBox="0 0 1403 558" svg:d="M0 550c376 49 713-129 1063-216l285-176 55-158">
            <text:p/>
          </draw:path>
          <draw:path draw:z-index="56" draw:style-name="gr5" draw:text-style-name="P1" svg:width="23.86mm" svg:height="5.6mm" draw:transform="rotate (2.58727608315639) translate (255.667549379797mm 1631.88540438541mm)" svg:viewBox="0 0 2387 561" svg:d="M0 538c350 73 681-43 1012-123 296-72 604-81 872-238l291-79 212-98">
            <text:p/>
          </draw:path>
          <draw:path draw:z-index="57" draw:style-name="gr5" draw:text-style-name="P1" svg:width="6.78mm" svg:height="5.61mm" svg:x="207.61mm" svg:y="1618.55mm" svg:viewBox="0 0 679 562" svg:d="M0 48c208 56 851-277 636 286l-173 228">
            <text:p/>
          </draw:path>
          <draw:path draw:z-index="58" draw:style-name="gr5" draw:text-style-name="P1" svg:width="9.98mm" svg:height="13.48mm" draw:transform="rotate (1.34879044594122) translate (228.401813107585mm 1623.5281767687mm)" svg:viewBox="0 0 999 1349" svg:d="M0 33c349-136 768 170 765 538l98 304 70 311 66 163">
            <text:p/>
          </draw:path>
          <draw:path draw:z-index="59" draw:style-name="gr5"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5" draw:text-style-name="P1" svg:width="12.66mm" svg:height="13.69mm" draw:transform="rotate (-1.24441975667196) translate (264.736739449089mm 1594.14246787006mm)" svg:viewBox="0 0 1267 1370" svg:d="M0 108c349-22 709-176 1049-72 430 132 109 710 9 1041l-39 293">
            <text:p/>
          </draw:path>
          <draw:path draw:z-index="61" draw:style-name="gr5"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4"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89.82mm" svg:height="32.56mm" draw:transform="skewX (-6.36601141311995E-017) rotate (-2.52793488858859) translate (87.0337222408534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15.4mm" svg:height="0.29mm" draw:transform="rotate (1.5707963267949) translate (333.1025mm 1653.35mm)" svg:viewBox="0 0 1541 30" svg:d="M0 1c315-1 629-1 942 0h313l286 29">
            <text:p/>
          </draw:path>
          <draw:path draw:z-index="71" draw:style-name="gr5" draw:text-style-name="P1" svg:width="13.18mm" svg:height="0.34mm" draw:transform="rotate (2.72986948304433) translate (353.519325156976mm 1637.07634526126mm)" svg:viewBox="0 0 1319 35" svg:d="M0 30c325 17 648-13 971-19l310-11 38 14">
            <text:p/>
          </draw:path>
          <draw:path draw:z-index="72" draw:style-name="gr5" draw:text-style-name="P1" svg:width="14.92mm" svg:height="3.64mm" draw:transform="rotate (2.89567576198379) translate (353.660522808691mm 1625.6045692594mm)" svg:viewBox="0 0 1493 365" svg:d="M0 345c331 78 631-98 946-149l281-70 266-126">
            <text:p/>
          </draw:path>
          <draw:path draw:z-index="73" draw:style-name="gr5" draw:text-style-name="P1" svg:width="32.23mm" svg:height="1.17mm" draw:transform="rotate (2.90073721681458) translate (319.282979931173mm 1623.7949728646mm)" svg:viewBox="0 0 3224 118" svg:d="M0 99c327 54 651-21 975-33 344-13 691-5 1031-47 319-40 635-4 952 0l266-6">
            <text:p/>
          </draw:path>
          <draw:path draw:z-index="74" draw:style-name="gr5" draw:text-style-name="P1" svg:width="12.17mm" svg:height="9.69mm" draw:transform="rotate (-3.14159265358979) translate (297.25mm 1621.4mm)" svg:viewBox="0 0 1218 970" svg:d="M0 970c299-21 588-38 896-57 515-32 302-592 116-770l-202-143">
            <text:p/>
          </draw:path>
          <draw:path draw:z-index="75" draw:style-name="gr5" draw:text-style-name="P1" svg:width="8.48mm" svg:height="6.44mm" draw:transform="rotate (-1.68319553062333) translate (346.202165015466mm 1616.10442527486mm)" svg:viewBox="0 0 849 645" svg:d="M0 619c264-130 800 289 771-290l52-297 26-32">
            <text:p/>
          </draw:path>
          <draw:polyline draw:z-index="76" draw:style-name="gr5" draw:text-style-name="P1" svg:width="13.19mm" svg:height="0.86mm" draw:transform="skewX (-0.0404916386462685) rotate (-2.70526034059121) translate (336.97749172266mm 1637.49946696082mm)" svg:viewBox="0 0 1320 87" draw:points="0,87 528,86 987,52 1320,0">
            <text:p/>
          </draw:polyline>
          <draw:path draw:z-index="77" draw:style-name="gr5" draw:text-style-name="P1" svg:width="9.95mm" svg:height="0.45mm" draw:transform="rotate (2.82219740047483) translate (344.814496578909mm 1641.23996170113mm)" svg:viewBox="0 0 996 46" svg:d="M0 46c332-15 665-76 996-28">
            <text:p/>
          </draw:path>
          <draw:path draw:z-index="78" draw:style-name="gr5" draw:text-style-name="P1" svg:width="8.95mm" svg:height="2.35mm" draw:transform="rotate (-3.14159265358979) translate (348.139999999999mm 1630.24mm)" svg:viewBox="0 0 896 236" svg:d="M0 228c298 32 601-37 867-171l29-57">
            <text:p/>
          </draw:path>
          <draw:polyline draw:z-index="79" draw:style-name="gr5" draw:text-style-name="P1" svg:width="9.39mm" svg:height="1.67mm" draw:transform="rotate (2.56161974315208) translate (346.7mm 1637.37mm)" svg:viewBox="0 0 940 168" draw:points="0,0 391,16 774,73 940,168">
            <text:p/>
          </draw:polyline>
          <draw:path draw:z-index="80" draw:style-name="gr5"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5" draw:text-style-name="P1" svg:width="16.69mm" svg:height="5.6mm" draw:transform="skewX (0.0715584993317675) rotate (1.40394285030424) translate (57.9561243732785mm 1824.72591683974mm)" svg:viewBox="0 0 1670 561" svg:d="M0 552c448 50 849-129 1266-216l339-177 65-159">
            <text:p/>
          </draw:path>
          <draw:path draw:z-index="89" draw:style-name="gr5" draw:text-style-name="P1" svg:width="25.25mm" svg:height="6.33mm" draw:transform="skewX (-0.16004669240788) rotate (2.50402387783626) translate (85.650796035332mm 1822.61132826715mm)" svg:viewBox="0 0 2526 634" svg:d="M0 608c370 82 721-49 1071-139 313-81 639-91 923-269l308-89 224-111">
            <text:p/>
          </draw:path>
          <draw:path draw:z-index="90" draw:style-name="gr5" draw:text-style-name="P1" svg:width="6.78mm" svg:height="6.72mm" svg:x="37.59mm" svg:y="1806.65mm" svg:viewBox="0 0 679 673" svg:d="M0 57c208 67 851-332 636 343l-173 273">
            <text:p/>
          </draw:path>
          <draw:path draw:z-index="91" draw:style-name="gr5" draw:text-style-name="P1" svg:width="11.87mm" svg:height="13.58mm" draw:transform="skewX (0.0780162175641465) rotate (1.3847442285323) translate (58.382233675936mm 1812.61395513554mm)" svg:viewBox="0 0 1188 1359" svg:d="M0 33c415-137 913 172 910 542l116 307 83 313 79 164">
            <text:p/>
          </draw:path>
          <draw:path draw:z-index="92" draw:style-name="gr5"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9"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9"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2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4">
          <table:table-cell table:number-columns-repeated="1024"/>
        </table:table-row>
        <table:table-row table:style-name="ro3" table:number-rows-repeated="15">
          <table:table-cell table:number-columns-repeated="1024"/>
        </table:table-row>
        <table:table-row table:style-name="ro3">
          <table:table-cell/>
          <table:table-cell table:style-name="ce2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0"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9"/>
          <table:table-cell table:number-columns-repeated="1020"/>
        </table:table-row>
        <table:table-row table:style-name="ro3">
          <table:table-cell table:number-columns-repeated="1024"/>
        </table:table-row>
        <table:table-row table:style-name="ro3">
          <table:table-cell table:number-columns-repeated="3"/>
          <table:table-cell table:style-name="ce30"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0"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7"/>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4"/>
          <table:table-cell table:style-name="ce30"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4"/>
          <table:table-cell table:style-name="ce30"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4"/>
          <table:table-cell table:style-name="ce30"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8" table:number-columns-repeated="2"/>
          <table:table-cell table:number-columns-repeated="1013"/>
        </table:table-row>
        <table:table-row table:style-name="ro3">
          <table:table-cell table:number-columns-repeated="8"/>
          <table:table-cell table:style-name="ce36"/>
          <table:table-cell table:style-name="ce38" table:number-columns-repeated="2"/>
          <table:table-cell table:number-columns-repeated="1013"/>
        </table:table-row>
        <table:table-row table:style-name="ro3">
          <table:table-cell table:number-columns-repeated="9"/>
          <table:table-cell table:style-name="ce38" table:number-columns-repeated="2"/>
          <table:table-cell table:number-columns-repeated="1013"/>
        </table:table-row>
        <table:table-row table:style-name="ro3">
          <table:table-cell table:number-columns-repeated="2"/>
          <table:table-cell table:style-name="ce25"/>
          <table:table-cell table:number-columns-repeated="6"/>
          <table:table-cell table:style-name="ce38" table:number-columns-repeated="2"/>
          <table:table-cell table:number-columns-repeated="1013"/>
        </table:table-row>
        <table:table-row table:style-name="ro3">
          <table:table-cell table:number-columns-repeated="2"/>
          <table:table-cell table:style-name="ce2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8"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38"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8"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8" table:number-columns-repeated="2"/>
          <table:table-cell table:number-columns-repeated="1013"/>
        </table:table-row>
        <table:table-row table:style-name="ro3">
          <table:table-cell table:number-columns-repeated="9"/>
          <table:table-cell table:style-name="ce38"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8"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1" office:value-type="string" calcext:value-type="string">
            <text:p>你要严格区分你可以告诉系统得信息和必须有系统自行推导信息的区别</text:p>
          </table:table-cell>
          <table:table-cell table:style-name="ce31" table:number-columns-repeated="7"/>
          <table:table-cell table:number-columns-repeated="1013"/>
        </table:table-row>
        <table:table-row table:style-name="ro2">
          <table:table-cell table:number-columns-repeated="3"/>
          <table:table-cell table:style-name="ce32" office:value-type="string" calcext:value-type="string">
            <text:p>你可以告诉得基本上只有俩种信息： <text:s text:c="2"/></text:p>
          </table:table-cell>
          <table:table-cell table:style-name="ce32"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6" office:value-type="string" calcext:value-type="string">
            <text:p>这里有一个概念，叫监督学习和非监督学习</text:p>
          </table:table-cell>
          <table:table-cell table:style-name="ce2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9"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5"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1" office:value-type="string" calcext:value-type="string">
            <text:p>也即是说： <text:s text:c="5"/>在Process_ObjForecast 初步处理后</text:p>
          </table:table-cell>
          <table:table-cell table:number-columns-repeated="3"/>
          <table:table-cell table:style-name="ce2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7"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1" office:value-type="string" calcext:value-type="string">
            <text:p>换句话说有些规则人脑很容易实现和描诉，但</text:p>
          </table:table-cell>
          <table:table-cell table:style-name="ce2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1" office:value-type="string" calcext:value-type="string">
            <text:p>sys受输入输出得影响，难以实现</text:p>
          </table:table-cell>
          <table:table-cell table:style-name="ce2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2" office:value-type="string" calcext:value-type="string">
            <text:p>其实稀疏离散表征就是现在大多数深度</text:p>
          </table:table-cell>
          <table:table-cell table:style-name="ce2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2" office:value-type="string" calcext:value-type="string">
            <text:p>学习神经网络能达到得程度，问题在于</text:p>
          </table:table-cell>
          <table:table-cell table:style-name="ce22" table:number-columns-repeated="2"/>
          <table:table-cell table:number-columns-repeated="1020"/>
        </table:table-row>
        <table:table-row table:style-name="ro2">
          <table:table-cell/>
          <table:table-cell table:style-name="ce22" office:value-type="string" calcext:value-type="string">
            <text:p>他们学习规则得能力，本质上将，现在得神经</text:p>
          </table:table-cell>
          <table:table-cell table:style-name="ce2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2" office:value-type="string" calcext:value-type="string">
            <text:p>网络都只达到一个分类器得效果，无法</text:p>
          </table:table-cell>
          <table:table-cell table:style-name="ce2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2" office:value-type="string" calcext:value-type="string">
            <text:p>进行广义得学习和进行逻辑推理</text:p>
          </table:table-cell>
          <table:table-cell table:style-name="ce2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3" office:value-type="string" calcext:value-type="string">
            <text:p>sys <text:s text:c="2"/>are <text:s text:c="3"/>the <text:s/>same <text:s/></text:p>
          </table:table-cell>
          <table:table-cell table:style-name="ce2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3" office:value-type="string" calcext:value-type="string">
            <text:p>你会发现有些循环，递归得操作很难定义</text:p>
          </table:table-cell>
          <table:table-cell table:number-columns-repeated="3"/>
          <table:table-cell table:style-name="ce33" office:value-type="string" calcext:value-type="string">
            <text:p>递归，循环绕不过去得</text:p>
          </table:table-cell>
          <table:table-cell table:style-name="ce33"/>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3" office:value-type="string" calcext:value-type="string">
            <text:p>如果用 <text:s/>“=”来表示一次操作过程，那么，循环1次就是一个=</text:p>
          </table:table-cell>
          <table:table-cell table:style-name="ce33"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7" office:value-type="string" calcext:value-type="string">
            <text:p>所谓得动作记忆，显然就是对某一个概念前后变化</text:p>
          </table:table-cell>
          <table:table-cell table:style-name="ce17"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7" office:value-type="string" calcext:value-type="string">
            <text:p>过程得一种记忆</text:p>
          </table:table-cell>
          <table:table-cell table:style-name="ce17"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3" office:value-type="string" calcext:value-type="string">
            <text:p>-----这里涉及到一个衍生类得数据</text:p>
          </table:table-cell>
          <table:table-cell table:style-name="ce33"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3" office:value-type="string" calcext:value-type="string">
            <text:p>个数能否是可变得问题</text:p>
          </table:table-cell>
          <table:table-cell table:style-name="ce33"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39"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8"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8"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8"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8"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8"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8"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8"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7"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8" office:value-type="string" calcext:value-type="string">
            <text:p>你陷入了一个误区：总想用数据存储得方式本身来实现</text:p>
          </table:table-cell>
          <table:table-cell table:style-name="ce18"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8" office:value-type="string" calcext:value-type="string">
            <text:p>所有得功能，实际上这在原理上就是行不通得，你得数据</text:p>
          </table:table-cell>
          <table:table-cell table:style-name="ce18"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8" office:value-type="string" calcext:value-type="string">
            <text:p>只是已特定方式放着而已，而怎么读，怎么有选择性得</text:p>
          </table:table-cell>
          <table:table-cell table:style-name="ce18" table:number-columns-repeated="3"/>
          <table:table-cell table:number-columns-repeated="1020"/>
        </table:table-row>
        <table:table-row table:style-name="ro9">
          <table:table-cell table:style-name="ce18" office:value-type="string" calcext:value-type="string">
            <text:p>读取才是真正实现功能得最后得是手段</text:p>
          </table:table-cell>
          <table:table-cell table:style-name="ce18"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3" office:value-type="string" calcext:value-type="string">
            <text:p>设计新类：它得数据是一个操作类型，这个操作类型得输出</text:p>
          </table:table-cell>
          <table:table-cell table:style-name="ce33" table:number-columns-repeated="3"/>
          <table:table-cell table:number-columns-repeated="1008"/>
        </table:table-row>
        <table:table-row table:style-name="ro2">
          <table:table-cell table:number-columns-repeated="12"/>
          <table:table-cell table:style-name="ce33" office:value-type="string" calcext:value-type="string">
            <text:p>重新写回了这个操作类本身得数据上</text:p>
          </table:table-cell>
          <table:table-cell table:style-name="ce33"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7" office:value-type="string" calcext:value-type="string">
            <text:p>如否还需要别得类---能够主动得去除和链接 <text:s/>俩个obj得NerveFiber</text:p>
          </table:table-cell>
          <table:table-cell table:style-name="ce17"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7"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6">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3"/>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7"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9" office:value-type="string" calcext:value-type="string">
            <text:p>前提是我已经</text:p>
          </table:table-cell>
          <table:table-cell table:number-columns-repeated="1023"/>
        </table:table-row>
        <table:table-row table:style-name="ro2">
          <table:table-cell table:style-name="ce19"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3"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9" office:value-type="string" calcext:value-type="string">
            <text:p>你需要建立一个机制，用来控制输入输出得信息，尤其是控制</text:p>
          </table:table-cell>
          <table:table-cell table:style-name="ce19"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9" office:value-type="string" calcext:value-type="string">
            <text:p>输出得信息，特别的，用来指出某时刻外界需要得是什么kind得</text:p>
          </table:table-cell>
          <table:table-cell table:style-name="ce19"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9" office:value-type="string" calcext:value-type="string">
            <text:p>对象</text:p>
          </table:table-cell>
          <table:table-cell table:style-name="ce19"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1"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3"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4"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
      <table:table table:name="函数说明" table:style-name="ta1">
        <table:shapes>
          <draw:path draw:z-index="0" draw:style-name="gr5"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5"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10"/>
        <table:table-column table:style-name="co2" table:number-columns-repeated="3" table:default-cell-style-name="Default"/>
        <table:table-column table:style-name="co2" table:default-cell-style-name="ce10"/>
        <table:table-column table:style-name="co2" table:number-columns-repeated="1019" table:default-cell-style-name="Default"/>
        <table:table-row table:style-name="ro17">
          <table:table-cell table:number-columns-repeated="7"/>
          <table:table-cell office:value-type="string" calcext:value-type="string">
            <text:p>http://www.mytju.com/classCode/tools/encode_gb2312.asp</text:p>
          </table:table-cell>
          <table:table-cell table:number-columns-repeated="1016"/>
        </table:table-row>
        <table:table-row table:style-name="ro17">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7">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7">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7">
          <table:table-cell table:number-columns-repeated="7"/>
          <table:table-cell office:value-type="string" calcext:value-type="string">
            <text:p>utf编码得16进制（共3个8位）</text:p>
          </table:table-cell>
          <table:table-cell table:number-columns-repeated="1016"/>
        </table:table-row>
        <table:table-row table:style-name="ro17">
          <table:table-cell table:number-columns-repeated="4"/>
          <table:table-cell table:style-name="ce43"/>
          <table:table-cell table:number-columns-repeated="1019"/>
        </table:table-row>
        <table:table-row table:style-name="ro17" table:number-rows-repeated="4">
          <table:table-cell table:number-columns-repeated="1024"/>
        </table:table-row>
        <table:table-row table:style-name="ro17">
          <table:table-cell table:number-columns-repeated="8"/>
          <table:table-cell table:style-name="ce10"/>
          <table:table-cell table:number-columns-repeated="1015"/>
        </table:table-row>
        <table:table-row table:style-name="ro17">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7">
          <table:table-cell table:number-columns-repeated="8"/>
          <table:table-cell table:style-name="ce10"/>
          <table:table-cell table:number-columns-repeated="1015"/>
        </table:table-row>
        <table:table-row table:style-name="ro17" table:number-rows-repeated="5">
          <table:table-cell table:number-columns-repeated="1024"/>
        </table:table-row>
        <table:table-row table:style-name="ro17">
          <table:table-cell office:value-type="string" calcext:value-type="string">
            <text:p>添加一个sys内部新kind需要修改和添加得代码；</text:p>
          </table:table-cell>
          <table:table-cell table:number-columns-repeated="1023"/>
        </table:table-row>
        <table:table-row table:style-name="ro17">
          <table:table-cell table:number-columns-repeated="2"/>
          <table:table-cell table:style-name="ce42"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7">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7">
          <table:table-cell table:number-columns-repeated="4"/>
          <table:table-cell office:value-type="string" calcext:value-type="string">
            <text:p>nero_IfHasNeuronObject</text:p>
          </table:table-cell>
          <table:table-cell table:number-columns-repeated="1019"/>
        </table:table-row>
        <table:table-row table:style-name="ro17">
          <table:table-cell table:number-columns-repeated="4"/>
          <table:table-cell office:value-type="string" calcext:value-type="string">
            <text:p>nero_addNeroByData</text:p>
          </table:table-cell>
          <table:table-cell table:number-columns-repeated="1019"/>
        </table:table-row>
        <table:table-row table:style-name="ro17">
          <table:table-cell table:number-columns-repeated="4"/>
          <table:table-cell table:style-name="ce44"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7">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7">
          <table:table-cell table:number-columns-repeated="4"/>
          <table:table-cell table:style-name="ce45"/>
          <table:table-cell table:number-columns-repeated="5"/>
          <table:table-cell office:value-type="string" calcext:value-type="string">
            <text:p>{</text:p>
          </table:table-cell>
          <table:table-cell table:number-columns-repeated="1013"/>
        </table:table-row>
        <table:table-row table:style-name="ro17" table:number-rows-repeated="2">
          <table:table-cell table:number-columns-repeated="1024"/>
        </table:table-row>
        <table:table-row table:style-name="ro17">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7">
          <table:table-cell table:number-columns-repeated="11"/>
          <table:table-cell office:value-type="string" calcext:value-type="string">
            <text:p>// there is <text:s/>bug,where <text:s/></text:p>
          </table:table-cell>
          <table:table-cell table:number-columns-repeated="1012"/>
        </table:table-row>
        <table:table-row table:style-name="ro17">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7">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7">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7">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7">
          <table:table-cell table:number-columns-repeated="11"/>
          <table:table-cell office:value-type="string" calcext:value-type="string">
            <text:p>switch(dataKind[i])</text:p>
          </table:table-cell>
          <table:table-cell table:number-columns-repeated="1012"/>
        </table:table-row>
        <table:table-row table:style-name="ro17">
          <table:table-cell table:number-columns-repeated="11"/>
          <table:table-cell office:value-type="string" calcext:value-type="string">
            <text:p>{</text:p>
          </table:table-cell>
          <table:table-cell table:number-columns-repeated="1012"/>
        </table:table-row>
        <table:table-row table:style-name="ro17">
          <table:table-cell table:number-columns-repeated="12"/>
          <table:table-cell office:value-type="string" calcext:value-type="string">
            <text:p>case NeuronNode_ForChCharacter:</text:p>
          </table:table-cell>
          <table:table-cell table:number-columns-repeated="1011"/>
        </table:table-row>
        <table:table-row table:style-name="ro17">
          <table:table-cell table:number-columns-repeated="12"/>
          <table:table-cell office:value-type="string" calcext:value-type="string">
            <text:p>case NeuronNode_ForChWord:</text:p>
          </table:table-cell>
          <table:table-cell table:number-columns-repeated="1011"/>
        </table:table-row>
        <table:table-row table:style-name="ro17"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5"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B0CF42945FBA251A.png" xlink:type="simple" xlink:show="embed" xlink:actuate="onLoad">
              <text:p/>
            </draw:image>
          </draw:frame>
          <draw:frame draw:z-index="15" draw:name="图形 4" draw:style-name="gr2" draw:text-style-name="P2" svg:width="240.73mm" svg:height="54.42mm" svg:x="26.19mm" svg:y="660.95mm">
            <draw:image xlink:href="Pictures/10000000000003B5000000DAEDB2AE3F33749ECB.png" xlink:type="simple" xlink:show="embed" xlink:actuate="onLoad">
              <text:p/>
            </draw:image>
          </draw:frame>
          <draw:polyline draw:z-index="16" draw:style-name="gr5" draw:text-style-name="P1" svg:width="4.5mm" svg:height="10.44mm" svg:x="143.29mm" svg:y="633.71mm" svg:viewBox="0 0 451 1045" draw:points="0,0 181,419 332,746 451,1045">
            <text:p/>
          </draw:polyline>
          <draw:path draw:z-index="17" draw:style-name="gr5"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8">
          <table:table-cell/>
          <table:table-cell table:style-name="ce46" office:value-type="string" calcext:value-type="string">
            <text:p>----在动手编程前你要想清楚你的机制是否适合所有信息类型的智能学习和识别</text:p>
          </table:table-cell>
          <table:table-cell table:style-name="ce46"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9">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10"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9">
          <table:table-cell/>
          <table:table-cell table:style-name="ce14"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9">
          <table:table-cell/>
          <table:table-cell table:style-name="ce10"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10"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10"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10"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10"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10"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10"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10"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10"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9">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10"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9">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0">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2"/>
        </table:table-row>
        <table:table-row table:style-name="ro19">
          <table:table-cell/>
          <table:table-cell table:style-name="ce10"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9">
          <table:table-cell/>
          <table:table-cell table:style-name="ce10"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0">
          <table:table-cell/>
          <table:table-cell table:style-name="ce10" office:value-type="string" calcext:value-type="string">
            <text:p>the hippocampus is the top <text:s/>region o f <text:s/>the neocortex, <text:s/></text:p>
          </table:table-cell>
          <table:table-cell table:number-columns-repeated="11"/>
        </table:table-row>
        <table:table-row table:style-name="ro20">
          <table:table-cell/>
          <table:table-cell table:style-name="ce10"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10"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9">
          <table:table-cell/>
          <table:table-cell table:style-name="ce10" office:value-type="string" calcext:value-type="string">
            <text:p>高层向底层的反馈连接</text:p>
          </table:table-cell>
          <table:table-cell table:number-columns-repeated="11"/>
        </table:table-row>
        <table:table-row table:style-name="ro19">
          <table:table-cell/>
          <table:table-cell table:style-name="ce10"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9">
          <table:table-cell table:number-columns-repeated="2"/>
          <table:table-cell table:style-name="ce10" office:value-type="string" calcext:value-type="string">
            <text:p>输入</text:p>
          </table:table-cell>
          <table:table-cell table:number-columns-repeated="3"/>
          <table:table-cell table:style-name="ce10"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9">
          <table:table-cell table:number-columns-repeated="2"/>
          <table:table-cell table:style-name="ce10" office:value-type="string" calcext:value-type="string">
            <text:p>反馈</text:p>
          </table:table-cell>
          <table:table-cell table:number-columns-repeated="3"/>
          <table:table-cell table:style-name="ce10" office:value-type="string" calcext:value-type="string">
            <text:p>反馈</text:p>
          </table:table-cell>
          <table:table-cell table:number-columns-repeated="6"/>
        </table:table-row>
        <table:table-row table:style-name="ro3">
          <table:table-cell table:number-columns-repeated="13"/>
        </table:table-row>
        <table:table-row table:style-name="ro19">
          <table:table-cell table:style-name="ce10" office:value-type="string" calcext:value-type="string">
            <text:p>primary sensory <text:s/>areas</text:p>
          </table:table-cell>
          <table:table-cell table:number-columns-repeated="3"/>
          <table:table-cell table:style-name="ce10" office:value-type="string" calcext:value-type="string">
            <text:p>association areas</text:p>
          </table:table-cell>
          <table:table-cell table:number-columns-repeated="3"/>
          <table:table-cell table:style-name="ce10" office:value-type="string" calcext:value-type="string">
            <text:p>frontal lobes</text:p>
          </table:table-cell>
          <table:table-cell table:number-columns-repeated="3"/>
          <table:table-cell table:style-name="ce10" office:value-type="string" calcext:value-type="string">
            <text:p>motor areas</text:p>
          </table:table-cell>
        </table:table-row>
        <table:table-row table:style-name="ro8">
          <table:table-cell table:number-columns-repeated="8"/>
          <table:table-cell table:style-name="ce10" office:value-type="string" calcext:value-type="string">
            <text:p>（也是一个许多不同功能单位的集合）</text:p>
          </table:table-cell>
          <table:table-cell table:number-columns-repeated="3"/>
          <table:table-cell table:style-name="ce10"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10" office:value-type="string" calcext:value-type="string">
            <text:p>temporal patterns：</text:p>
          </table:table-cell>
          <table:table-cell table:number-columns-repeated="12"/>
        </table:table-row>
        <table:table-row table:style-name="ro19">
          <table:table-cell table:number-columns-repeated="2"/>
          <table:table-cell table:style-name="ce10" office:value-type="string" calcext:value-type="string">
            <text:p>which means the patterns entering your </text:p>
          </table:table-cell>
          <table:table-cell table:number-columns-repeated="10"/>
        </table:table-row>
        <table:table-row table:style-name="ro19">
          <table:table-cell table:number-columns-repeated="2"/>
          <table:table-cell table:style-name="ce10"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9">
          <table:table-cell table:style-name="ce10" office:value-type="string" calcext:value-type="string">
            <text:p>pattern</text:p>
          </table:table-cell>
          <table:table-cell table:style-name="ce10" office:value-type="string" calcext:value-type="string">
            <text:p>:</text:p>
          </table:table-cell>
          <table:table-cell table:number-columns-repeated="11"/>
        </table:table-row>
        <table:table-row table:style-name="ro19">
          <table:table-cell/>
          <table:table-cell table:style-name="ce10"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11" office:value-type="string" calcext:value-type="string">
            <text:p>The collective activity on a bundle of fibers is what is meant by pattern</text:p>
          </table:table-cell>
          <table:table-cell table:style-name="ce11" table:number-columns-repeated="8"/>
          <table:table-cell table:number-columns-repeated="3"/>
        </table:table-row>
        <table:table-row table:style-name="ro3">
          <table:table-cell table:number-columns-repeated="13"/>
        </table:table-row>
        <table:table-row table:style-name="ro8">
          <table:table-cell table:style-name="ce10"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9">
          <table:table-cell table:number-columns-repeated="2"/>
          <table:table-cell table:style-name="ce10"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9">
          <table:table-cell table:style-name="ce10" office:value-type="string" calcext:value-type="string">
            <text:p>下面四句话应该是理解本书的关键了吧</text:p>
          </table:table-cell>
          <table:table-cell table:number-columns-repeated="12"/>
        </table:table-row>
        <table:table-row table:style-name="ro19">
          <table:table-cell table:style-name="ce10"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9">
          <table:table-cell table:style-name="ce10"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9">
          <table:table-cell table:style-name="ce10"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9">
          <table:table-cell table:style-name="ce10"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7">
          <table:table-cell table:style-name="ce10" office:value-type="string" calcext:value-type="string">
            <text:p>action <text:s/>potentials</text:p>
          </table:table-cell>
          <table:table-cell table:number-columns-repeated="3"/>
          <table:table-cell table:style-name="ce10" office:value-type="string" calcext:value-type="string">
            <text:p>电脉冲</text:p>
          </table:table-cell>
          <table:table-cell table:number-columns-repeated="8"/>
        </table:table-row>
        <table:table-row table:style-name="ro17">
          <table:table-cell table:style-name="ce10" office:value-type="string" calcext:value-type="string">
            <text:p>anatomist</text:p>
          </table:table-cell>
          <table:table-cell table:number-columns-repeated="3"/>
          <table:table-cell table:style-name="ce10" office:value-type="string" calcext:value-type="string">
            <text:p>解剖学家</text:p>
          </table:table-cell>
          <table:table-cell table:number-columns-repeated="8"/>
        </table:table-row>
        <table:table-row table:style-name="ro17">
          <table:table-cell table:style-name="ce10" office:value-type="string" calcext:value-type="string">
            <text:p>anatomists </text:p>
          </table:table-cell>
          <table:table-cell table:number-columns-repeated="3"/>
          <table:table-cell table:style-name="ce10" office:value-type="string" calcext:value-type="string">
            <text:p>解刨学家</text:p>
          </table:table-cell>
          <table:table-cell table:number-columns-repeated="8"/>
        </table:table-row>
        <table:table-row table:style-name="ro17">
          <table:table-cell table:style-name="ce10" office:value-type="string" calcext:value-type="string">
            <text:p>association regions</text:p>
          </table:table-cell>
          <table:table-cell table:number-columns-repeated="12"/>
        </table:table-row>
        <table:table-row table:style-name="ro17">
          <table:table-cell table:style-name="ce10" office:value-type="string" calcext:value-type="string">
            <text:p>auto-associative memory system</text:p>
          </table:table-cell>
          <table:table-cell table:number-columns-repeated="3"/>
          <table:table-cell table:style-name="ce10" office:value-type="string" calcext:value-type="string">
            <text:p>自动联想记忆系统</text:p>
          </table:table-cell>
          <table:table-cell table:number-columns-repeated="8"/>
        </table:table-row>
        <table:table-row table:style-name="ro17">
          <table:table-cell table:style-name="ce10" office:value-type="string" calcext:value-type="string">
            <text:p>axons</text:p>
          </table:table-cell>
          <table:table-cell table:number-columns-repeated="3"/>
          <table:table-cell table:style-name="ce43" office:value-type="string" calcext:value-type="string">
            <text:p>轴突</text:p>
          </table:table-cell>
          <table:table-cell table:number-columns-repeated="8"/>
        </table:table-row>
        <table:table-row table:style-name="ro17">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7">
          <table:table-cell table:style-name="ce10" office:value-type="string" calcext:value-type="string">
            <text:p>cerebral hemispheres</text:p>
          </table:table-cell>
          <table:table-cell table:number-columns-repeated="3"/>
          <table:table-cell table:style-name="ce10" office:value-type="string" calcext:value-type="string">
            <text:p>大脑半球</text:p>
          </table:table-cell>
          <table:table-cell table:number-columns-repeated="8"/>
        </table:table-row>
        <table:table-row table:style-name="ro17">
          <table:table-cell table:style-name="ce10" office:value-type="string" calcext:value-type="string">
            <text:p>cochlea</text:p>
          </table:table-cell>
          <table:table-cell table:number-columns-repeated="3"/>
          <table:table-cell table:style-name="ce10" office:value-type="string" calcext:value-type="string">
            <text:p>耳蜗</text:p>
          </table:table-cell>
          <table:table-cell table:number-columns-repeated="8"/>
        </table:table-row>
        <table:table-row table:style-name="ro17">
          <table:table-cell table:style-name="ce10" office:value-type="string" calcext:value-type="string">
            <text:p>cortical sheets</text:p>
          </table:table-cell>
          <table:table-cell table:number-columns-repeated="3"/>
          <table:table-cell table:style-name="ce10" office:value-type="string" calcext:value-type="string">
            <text:p>皮质层</text:p>
          </table:table-cell>
          <table:table-cell table:number-columns-repeated="8"/>
        </table:table-row>
        <table:table-row table:style-name="ro17">
          <table:table-cell table:style-name="ce10" office:value-type="string" calcext:value-type="string">
            <text:p>dendrites</text:p>
          </table:table-cell>
          <table:table-cell table:number-columns-repeated="3"/>
          <table:table-cell table:style-name="ce10" office:value-type="string" calcext:value-type="string">
            <text:p>树突</text:p>
          </table:table-cell>
          <table:table-cell table:number-columns-repeated="3"/>
          <table:table-cell table:style-name="ce10" office:value-type="string" calcext:value-type="string">
            <text:p>association areas</text:p>
          </table:table-cell>
          <table:table-cell table:number-columns-repeated="4"/>
        </table:table-row>
        <table:table-row table:style-name="ro17">
          <table:table-cell table:style-name="ce10" office:value-type="string" calcext:value-type="string">
            <text:p>frontal lobes</text:p>
          </table:table-cell>
          <table:table-cell table:number-columns-repeated="3"/>
          <table:table-cell table:style-name="ce10" office:value-type="string" calcext:value-type="string">
            <text:p>前额叶</text:p>
          </table:table-cell>
          <table:table-cell table:number-columns-repeated="8"/>
        </table:table-row>
        <table:table-row table:style-name="ro17">
          <table:table-cell table:style-name="ce10" office:value-type="string" calcext:value-type="string">
            <text:p>gyri</text:p>
          </table:table-cell>
          <table:table-cell table:number-columns-repeated="3"/>
          <table:table-cell table:style-name="ce10" office:value-type="string" calcext:value-type="string">
            <text:p>脑回</text:p>
          </table:table-cell>
          <table:table-cell table:number-columns-repeated="3"/>
          <table:table-cell table:style-name="ce10" office:value-type="string" calcext:value-type="string">
            <text:p>spatial and temporal patterns</text:p>
          </table:table-cell>
          <table:table-cell table:number-columns-repeated="4"/>
        </table:table-row>
        <table:table-row table:style-name="ro17">
          <table:table-cell table:style-name="ce10" office:value-type="string" calcext:value-type="string">
            <text:p>Hebbian learning</text:p>
          </table:table-cell>
          <table:table-cell table:number-columns-repeated="3"/>
          <table:table-cell table:style-name="ce10" office:value-type="string" calcext:value-type="string">
            <text:p>赫布型学习</text:p>
          </table:table-cell>
          <table:table-cell table:number-columns-repeated="8"/>
        </table:table-row>
        <table:table-row table:style-name="ro17">
          <table:table-cell table:style-name="ce10" office:value-type="string" calcext:value-type="string">
            <text:p>invariant representation</text:p>
          </table:table-cell>
          <table:table-cell table:number-columns-repeated="3"/>
          <table:table-cell table:style-name="ce10" office:value-type="string" calcext:value-type="string">
            <text:p>不变的呈现</text:p>
          </table:table-cell>
          <table:table-cell table:number-columns-repeated="8"/>
        </table:table-row>
        <table:table-row table:style-name="ro17">
          <table:table-cell table:style-name="ce10" office:value-type="string" calcext:value-type="string">
            <text:p>neocortex</text:p>
          </table:table-cell>
          <table:table-cell table:number-columns-repeated="3"/>
          <table:table-cell table:style-name="ce10" office:value-type="string" calcext:value-type="string">
            <text:p>大脑皮层</text:p>
          </table:table-cell>
          <table:table-cell table:number-columns-repeated="8"/>
        </table:table-row>
        <table:table-row table:style-name="ro17">
          <table:table-cell table:style-name="ce10" office:value-type="string" calcext:value-type="string">
            <text:p>neocortical sheet</text:p>
          </table:table-cell>
          <table:table-cell table:number-columns-repeated="3"/>
          <table:table-cell table:style-name="ce10" office:value-type="string" calcext:value-type="string">
            <text:p>大脑皮层</text:p>
          </table:table-cell>
          <table:table-cell table:number-columns-repeated="8"/>
        </table:table-row>
        <table:table-row table:style-name="ro17">
          <table:table-cell table:style-name="ce10" office:value-type="string" calcext:value-type="string">
            <text:p>nerve cell</text:p>
          </table:table-cell>
          <table:table-cell table:number-columns-repeated="3"/>
          <table:table-cell table:style-name="ce10" office:value-type="string" calcext:value-type="string">
            <text:p>神经细胞</text:p>
          </table:table-cell>
          <table:table-cell table:number-columns-repeated="8"/>
        </table:table-row>
        <table:table-row table:style-name="ro17">
          <table:table-cell table:style-name="ce10" office:value-type="string" calcext:value-type="string">
            <text:p>nerve impulse</text:p>
          </table:table-cell>
          <table:table-cell table:number-columns-repeated="3"/>
          <table:table-cell table:style-name="ce10" office:value-type="string" calcext:value-type="string">
            <text:p>神经脉冲</text:p>
          </table:table-cell>
          <table:table-cell table:number-columns-repeated="8"/>
        </table:table-row>
        <table:table-row table:style-name="ro17">
          <table:table-cell table:style-name="ce10" office:value-type="string" calcext:value-type="string">
            <text:p>neurons</text:p>
          </table:table-cell>
          <table:table-cell table:number-columns-repeated="3"/>
          <table:table-cell table:style-name="ce10" office:value-type="string" calcext:value-type="string">
            <text:p>神经元</text:p>
          </table:table-cell>
          <table:table-cell table:number-columns-repeated="8"/>
        </table:table-row>
        <table:table-row table:style-name="ro17">
          <table:table-cell table:style-name="ce10" office:value-type="string" calcext:value-type="string">
            <text:p>optic nerve</text:p>
          </table:table-cell>
          <table:table-cell table:number-columns-repeated="3"/>
          <table:table-cell table:style-name="ce10" office:value-type="string" calcext:value-type="string">
            <text:p>视觉神经</text:p>
          </table:table-cell>
          <table:table-cell table:number-columns-repeated="8"/>
        </table:table-row>
        <table:table-row table:style-name="ro17">
          <table:table-cell table:style-name="ce10" office:value-type="string" calcext:value-type="string">
            <text:p>parietal lobe</text:p>
          </table:table-cell>
          <table:table-cell table:number-columns-repeated="3"/>
          <table:table-cell table:style-name="ce10" office:value-type="string" calcext:value-type="string">
            <text:p>顶骨叶</text:p>
          </table:table-cell>
          <table:table-cell table:number-columns-repeated="8"/>
        </table:table-row>
        <table:table-row table:style-name="ro17">
          <table:table-cell table:style-name="ce10" office:value-type="string" calcext:value-type="string">
            <text:p>proprioceptive system</text:p>
          </table:table-cell>
          <table:table-cell table:number-columns-repeated="3"/>
          <table:table-cell table:style-name="ce10" office:value-type="string" calcext:value-type="string">
            <text:p>立体感受系统</text:p>
          </table:table-cell>
          <table:table-cell table:number-columns-repeated="8"/>
        </table:table-row>
        <table:table-row table:style-name="ro17">
          <table:table-cell table:style-name="ce10" office:value-type="string" calcext:value-type="string">
            <text:p>pupil</text:p>
          </table:table-cell>
          <table:table-cell table:number-columns-repeated="3"/>
          <table:table-cell table:style-name="ce44" office:value-type="string" calcext:value-type="string">
            <text:p>瞳孔</text:p>
          </table:table-cell>
          <table:table-cell table:number-columns-repeated="8"/>
        </table:table-row>
        <table:table-row table:style-name="ro17">
          <table:table-cell table:style-name="ce10" office:value-type="string" calcext:value-type="string">
            <text:p>relaye</text:p>
          </table:table-cell>
          <table:table-cell table:number-columns-repeated="3"/>
          <table:table-cell table:style-name="ce10" office:value-type="string" calcext:value-type="string">
            <text:p>传播</text:p>
          </table:table-cell>
          <table:table-cell table:number-columns-repeated="8"/>
        </table:table-row>
        <table:table-row table:style-name="ro17">
          <table:table-cell table:style-name="ce10" office:value-type="string" calcext:value-type="string">
            <text:p>retina</text:p>
          </table:table-cell>
          <table:table-cell table:number-columns-repeated="3"/>
          <table:table-cell table:style-name="ce45" office:value-type="string" calcext:value-type="string">
            <text:p>视网膜</text:p>
          </table:table-cell>
          <table:table-cell table:number-columns-repeated="8"/>
        </table:table-row>
        <table:table-row table:style-name="ro17">
          <table:table-cell table:style-name="ce10" office:value-type="string" calcext:value-type="string">
            <text:p>saccade</text:p>
          </table:table-cell>
          <table:table-cell table:number-columns-repeated="3"/>
          <table:table-cell table:style-name="ce10" office:value-type="string" calcext:value-type="string">
            <text:p>眼跳跃，眼急动，眼扫视</text:p>
          </table:table-cell>
          <table:table-cell table:number-columns-repeated="8"/>
        </table:table-row>
        <table:table-row table:style-name="ro17">
          <table:table-cell table:style-name="ce10" office:value-type="string" calcext:value-type="string">
            <text:p>skulls </text:p>
          </table:table-cell>
          <table:table-cell table:number-columns-repeated="3"/>
          <table:table-cell table:style-name="ce10" office:value-type="string" calcext:value-type="string">
            <text:p>头骨盖</text:p>
          </table:table-cell>
          <table:table-cell table:number-columns-repeated="8"/>
        </table:table-row>
        <table:table-row table:style-name="ro17">
          <table:table-cell table:style-name="ce10" office:value-type="string" calcext:value-type="string">
            <text:p>somatosensory cortex</text:p>
          </table:table-cell>
          <table:table-cell table:number-columns-repeated="3"/>
          <table:table-cell table:style-name="ce10" office:value-type="string" calcext:value-type="string">
            <text:p>躯体感觉皮质</text:p>
          </table:table-cell>
          <table:table-cell table:number-columns-repeated="8"/>
        </table:table-row>
        <table:table-row table:style-name="ro17">
          <table:table-cell table:style-name="ce10" office:value-type="string" calcext:value-type="string">
            <text:p>spike</text:p>
          </table:table-cell>
          <table:table-cell table:number-columns-repeated="3"/>
          <table:table-cell table:style-name="ce10" office:value-type="string" calcext:value-type="string">
            <text:p>动作电位（是兴奋吧）</text:p>
          </table:table-cell>
          <table:table-cell table:number-columns-repeated="8"/>
        </table:table-row>
        <table:table-row table:style-name="ro17">
          <table:table-cell table:style-name="ce10" office:value-type="string" calcext:value-type="string">
            <text:p>spike</text:p>
          </table:table-cell>
          <table:table-cell table:number-columns-repeated="3"/>
          <table:table-cell table:style-name="ce10" office:value-type="string" calcext:value-type="string">
            <text:p>这里解释为刺激或者信号</text:p>
          </table:table-cell>
          <table:table-cell table:number-columns-repeated="8"/>
        </table:table-row>
        <table:table-row table:style-name="ro17">
          <table:table-cell table:style-name="ce10" office:value-type="string" calcext:value-type="string">
            <text:p>spinal </text:p>
          </table:table-cell>
          <table:table-cell table:number-columns-repeated="3"/>
          <table:table-cell table:style-name="ce10" office:value-type="string" calcext:value-type="string">
            <text:p>脊椎</text:p>
          </table:table-cell>
          <table:table-cell table:number-columns-repeated="8"/>
        </table:table-row>
        <table:table-row table:style-name="ro17">
          <table:table-cell table:style-name="ce10" office:value-type="string" calcext:value-type="string">
            <text:p>spinal cord</text:p>
          </table:table-cell>
          <table:table-cell table:number-columns-repeated="3"/>
          <table:table-cell table:style-name="ce10" office:value-type="string" calcext:value-type="string">
            <text:p>脊髓</text:p>
          </table:table-cell>
          <table:table-cell table:number-columns-repeated="8"/>
        </table:table-row>
        <table:table-row table:style-name="ro17">
          <table:table-cell table:style-name="ce10" office:value-type="string" calcext:value-type="string">
            <text:p>sulci</text:p>
          </table:table-cell>
          <table:table-cell table:number-columns-repeated="3"/>
          <table:table-cell table:style-name="ce10" office:value-type="string" calcext:value-type="string">
            <text:p>脑沟</text:p>
          </table:table-cell>
          <table:table-cell table:number-columns-repeated="8"/>
        </table:table-row>
        <table:table-row table:style-name="ro17">
          <table:table-cell table:style-name="ce10" office:value-type="string" calcext:value-type="string">
            <text:p>sulcus</text:p>
          </table:table-cell>
          <table:table-cell table:number-columns-repeated="3"/>
          <table:table-cell table:style-name="ce10" office:value-type="string" calcext:value-type="string">
            <text:p>沟</text:p>
          </table:table-cell>
          <table:table-cell table:number-columns-repeated="8"/>
        </table:table-row>
        <table:table-row table:style-name="ro17">
          <table:table-cell table:style-name="ce10" office:value-type="string" calcext:value-type="string">
            <text:p>synapse</text:p>
          </table:table-cell>
          <table:table-cell table:number-columns-repeated="3"/>
          <table:table-cell table:style-name="ce10" office:value-type="string" calcext:value-type="string">
            <text:p>突触</text:p>
          </table:table-cell>
          <table:table-cell table:number-columns-repeated="8"/>
        </table:table-row>
        <table:table-row table:style-name="ro17">
          <table:table-cell table:style-name="ce10" office:value-type="string" calcext:value-type="string">
            <text:p>tactile</text:p>
          </table:table-cell>
          <table:table-cell table:number-columns-repeated="3"/>
          <table:table-cell table:style-name="ce10" office:value-type="string" calcext:value-type="string">
            <text:p>触觉</text:p>
          </table:table-cell>
          <table:table-cell table:number-columns-repeated="8"/>
        </table:table-row>
        <table:table-row table:style-name="ro17">
          <table:table-cell table:style-name="ce10" office:value-type="string" calcext:value-type="string">
            <text:p>thalamus</text:p>
          </table:table-cell>
          <table:table-cell table:number-columns-repeated="3"/>
          <table:table-cell table:style-name="ce10" office:value-type="string" calcext:value-type="string">
            <text:p>丘脑</text:p>
          </table:table-cell>
          <table:table-cell table:number-columns-repeated="8"/>
        </table:table-row>
        <table:table-row table:style-name="ro17">
          <table:table-cell table:style-name="ce10" office:value-type="string" calcext:value-type="string">
            <text:p>vestibular system</text:p>
          </table:table-cell>
          <table:table-cell table:number-columns-repeated="3"/>
          <table:table-cell table:style-name="ce10" office:value-type="string" calcext:value-type="string">
            <text:p>前庭系统</text:p>
          </table:table-cell>
          <table:table-cell table:number-columns-repeated="8"/>
        </table:table-row>
        <table:table-row table:style-name="ro17">
          <table:table-cell table:style-name="ce10" office:value-type="string" calcext:value-type="string">
            <text:p>dendrite</text:p>
          </table:table-cell>
          <table:table-cell table:number-columns-repeated="3"/>
          <table:table-cell table:style-name="ce10" office:value-type="string" calcext:value-type="string">
            <text:p>树突</text:p>
          </table:table-cell>
          <table:table-cell table:number-columns-repeated="8"/>
        </table:table-row>
        <table:table-row table:style-name="ro17">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7">
          <table:table-cell table:style-name="ce10" office:value-type="string" calcext:value-type="string">
            <text:p>ganglia</text:p>
          </table:table-cell>
          <table:table-cell table:number-columns-repeated="3"/>
          <table:table-cell table:style-name="ce10"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9">
          <table:table-cell/>
          <table:table-cell table:style-name="ce47"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9"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2">
          <table:table-cell/>
          <table:table-cell table:style-name="ce11"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2">
          <table:table-cell/>
          <table:table-cell table:style-name="ce48" office:value-type="string" calcext:value-type="string">
            <text:p>All memories are stored in the synaptic connections between neurons</text:p>
          </table:table-cell>
          <table:table-cell table:style-name="ce50"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9">
          <table:table-cell/>
          <table:table-cell table:style-name="ce14"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4"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19">
          <table:table-cell/>
          <table:table-cell table:style-name="ce14"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20"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20"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2"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2"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9"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2"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1" office:value-type="string" calcext:value-type="string">
            <text:p>另外字也好，画也好，对人而言都是以图像的方式，不加区分（此处指处理之前）的被眼睛所捕捉到。再次强调，人类获取图像的方式很复杂。</text:p>
          </table:table-cell>
          <table:table-cell table:style-name="ce31" table:number-columns-repeated="10"/>
        </table:table-row>
        <table:table-row table:style-name="ro2" table:number-rows-repeated="2">
          <table:table-cell table:number-columns-repeated="14"/>
        </table:table-row>
        <table:table-row table:style-name="ro3">
          <table:table-cell/>
          <table:table-cell table:style-name="ce20"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1"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1"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3"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1"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20" office:value-type="string" calcext:value-type="string">
            <text:p>Process_StrengthenLink <text:s/>里面实现的是普通的相关性的链接</text:p>
          </table:table-cell>
          <table:table-cell table:style-name="ce20" table:number-columns-repeated="6"/>
          <table:table-cell table:number-columns-repeated="4"/>
        </table:table-row>
        <table:table-row table:style-name="ro3">
          <table:table-cell table:number-columns-repeated="3"/>
          <table:table-cell table:style-name="ce20" office:value-type="string" calcext:value-type="string">
            <text:p>但是现在发现实现那种具有因果性质的链接非常重要，就是下层链接，它是推理的基础</text:p>
          </table:table-cell>
          <table:table-cell table:style-name="ce20" table:number-columns-repeated="6"/>
          <table:table-cell table:number-columns-repeated="4"/>
        </table:table-row>
        <table:table-row table:style-name="ro3">
          <table:table-cell table:number-columns-repeated="3"/>
          <table:table-cell table:style-name="ce20" office:value-type="string" calcext:value-type="string">
            <text:p>也是实现预测和判断的基础</text:p>
          </table:table-cell>
          <table:table-cell table:style-name="ce20"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4.21mm" svg:height="6.92mm" svg:x="303.05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mm" svg:y1="882.74mm" svg:x2="297.3mm" svg:y2="873.95mm">
            <text:p/>
          </draw:line>
          <draw:line draw:z-index="28" draw:style-name="gr5" draw:text-style-name="P1" svg:x1="274.95mm" svg:y1="887.78mm" svg:x2="298.59mm" svg:y2="897.83mm">
            <text:p/>
          </draw:line>
          <draw:custom-shape draw:z-index="29" draw:style-name="gr3"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48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344.58mm" svg:y1="1347.12mm" svg:x2="344.25mm" svg:y2="1320.41mm">
            <text:p/>
          </draw:line>
          <draw:line draw:z-index="47" draw:style-name="gr5" draw:text-style-name="P1" svg:x1="344.25mm" svg:y1="1320.73mm" svg:x2="275.27mm" svg:y2="1321.05mm">
            <text:p/>
          </draw:line>
          <draw:custom-shape draw:z-index="48" draw:style-name="gr4"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309.68mm" svg:y1="1388.17mm" svg:x2="122.66mm" svg:y2="1470.09mm">
            <text:p/>
          </draw:line>
          <draw:path draw:z-index="50" draw:style-name="gr5"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5.76mm" svg:height="3.43mm" svg:x="158.49mm" svg:y="1894.66mm" svg:viewBox="0 0 577 344" draw:points="0,0 412,238 577,344">
            <text:p/>
          </draw:polyline>
          <draw:polyline draw:z-index="61" draw:style-name="gr5" draw:text-style-name="P1" svg:width="10.28mm" svg:height="4.49mm" svg:x="166.73mm" svg:y="1893.6mm" svg:viewBox="0 0 1029 450" draw:points="1029,0 617,132 164,344 0,450">
            <text:p/>
          </draw:polyline>
          <draw:custom-shape draw:z-index="63" draw:style-name="gr4"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45.87mm" svg:height="33.71mm" draw:transform="rotate (2.82917871748281) translate (85.169397889226mm 2115.17435191744mm)" svg:viewBox="0 0 4588 3372" svg:d="M0 42c434 17 857-64 1294-36 479 30 956 56 1419 159 430 95 861 195 1258 415 346 191 473 543 585 867 139 399-211 736-385 1064l-244 285-234 310-187 266">
            <text:p/>
          </draw:path>
          <draw:polyline draw:z-index="74" draw:style-name="gr5" draw:text-style-name="P1" svg:width="7.51mm" svg:height="0mm" svg:x="52.05mm" svg:y="2070.64mm" svg:viewBox="0 0 752 0" draw:points="752,0 405,0 115,0 0,0">
            <text:p/>
          </draw:polyline>
          <draw:polyline draw:z-index="75" draw:style-name="gr5" draw:text-style-name="P1" svg:width="4.77mm" svg:height="0.31mm" draw:transform="rotate (-2.00363798128949) translate (62.7243661118814mm 2075.79215429307mm)"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4.08mm" table:end-y="1.92mm" draw:z-index="0" draw:name="矩形 2" draw:style-name="gr14" draw:text-style-name="P8" svg:width="55.06mm" svg:height="42.7mm" svg:x="21.89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2.95mm" table:end-y="2.81mm" draw:z-index="1" draw:name="矩形 5" draw:style-name="gr15" draw:text-style-name="P8" svg:width="56.52mm" svg:height="41.4mm" svg:x="19.31mm" svg:y="1.65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2mm" draw:z-index="2" draw:name="矩形 6" draw:style-name="gr16" draw:text-style-name="P8" svg:width="55.06mm" svg:height="41.43mm" svg:x="22.08mm" svg:y="1.73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18mm" table:end-y="3.51mm" draw:z-index="3" draw:name="矩形 7" draw:style-name="gr17" draw:text-style-name="P8" svg:width="56.47mm" svg:height="41.39mm" svg:x="20.59mm" svg:y="2.36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4mm" draw:z-index="4" draw:name="矩形 8" draw:style-name="gr18" draw:text-style-name="P8" svg:width="55.07mm" svg:height="41.4mm" svg:x="22.67mm" svg:y="2.18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14.97mm" table:end-y="1.94mm" draw:z-index="5" draw:name="自选图形 9" draw:style-name="gr19" draw:text-style-name="P19" svg:width="31.48mm" svg:height="5.62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mm" table:end-y="3.12mm" draw:z-index="6" draw:name="自选图形 10" draw:style-name="gr20" draw:text-style-name="P19" svg:width="30.28mm" svg:height="5.65mm" svg:x="9.55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79mm" draw:z-index="7" draw:name="自选图形 11" draw:style-name="gr21" draw:text-style-name="P19" svg:width="31.43mm" svg:height="5.63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15.7mm" table:end-y="0.88mm" draw:z-index="8" draw:name="自选图形 12" draw:style-name="gr22" draw:text-style-name="P19" svg:width="30.24mm" svg:height="4.34mm" svg:x="9.77mm" svg:y="1.59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29"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4"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59"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29"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4"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4" office:value-type="string" calcext:value-type="string">
            <text:p>网络的初始化：</text:p>
          </table:table-cell>
          <table:table-cell/>
          <table:table-cell table:style-name="ce42"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20"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4"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2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61"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4"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51"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51"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51"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62"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20"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42"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4"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4"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29"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29"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57"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4"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4"/>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29"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29"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20"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60"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3" table:number-rows-repeated="2">
          <table:table-cell table:number-columns-repeated="10"/>
          <table:table-cell table:style-name="ce1"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23.88mm" table:end-y="0.26mm" draw:z-index="62" draw:style-name="gr23" draw:text-style-name="P20" svg:width="64.23mm" svg:height="19.84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5"/>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3" office:value-type="string" calcext:value-type="string">
            <text:p>步骤：</text:p>
          </table:table-cell>
          <table:table-cell table:style-name="ce30"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30"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23.19mm" table:end-y="4.46mm" draw:z-index="67" draw:style-name="gr24" draw:text-style-name="P20" svg:width="64.23mm" svg:height="19.56mm" svg:x="7.54mm" svg:y="5.03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24.06mm" table:end-y="2.23mm" draw:z-index="69" draw:style-name="gr25"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8" office:value-type="string" calcext:value-type="string">
            <text:p>与外界进行沟通和操作流程：</text:p>
          </table:table-cell>
          <table:table-cell table:style-name="ce18"/>
          <table:table-cell table:number-columns-repeated="1022"/>
        </table:table-row>
        <table:table-row table:style-name="ro23">
          <table:table-cell table:number-columns-repeated="3"/>
          <table:table-cell table:style-name="ce55" office:value-type="string" calcext:value-type="string">
            <text:p>1：被动接收输出要求</text:p>
          </table:table-cell>
          <table:table-cell table:style-name="ce55"/>
          <table:table-cell office:value-type="string" calcext:value-type="string">
            <text:p>被动接收数据进行处理（一直在做）</text:p>
          </table:table-cell>
          <table:table-cell table:number-columns-repeated="2"/>
          <table:table-cell table:style-name="ce58" office:value-type="string" calcext:value-type="string">
            <text:p>-------现在重点就是前面那部分</text:p>
          </table:table-cell>
          <table:table-cell table:style-name="ce58"/>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6"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6"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2" office:value-type="string" calcext:value-type="string">
            <text:p>你可以告诉sys得基本上只有俩种信息： <text:s text:c="2"/></text:p>
          </table:table-cell>
          <table:table-cell table:style-name="ce32"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28.28mm" svg:height="21.08mm" svg:x="79.39mm" svg:y="40.18mm" svg:viewBox="0 0 2829 2109" svg:d="M0 0c301 254 518 607 844 828 330 223 586 486 968 654 296 129 517 396 818 526l199 101">
            <text:p/>
          </draw:path>
          <draw:path draw:z-index="2" draw:style-name="gr5" draw:text-style-name="P1" svg:width="41.67mm" svg:height="13.55mm" svg:x="69.97mm" svg:y="47.96mm" svg:viewBox="0 0 4168 1356" svg:d="M0 1356c272-187 595-243 893-377 257-115 536-187 819-226 336-46 661-141 992-226 286-73 567-149 843-251l298-125 248-101 75-50">
            <text:p/>
          </draw:path>
          <draw:path draw:z-index="3" draw:style-name="gr5"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5" draw:text-style-name="P1" svg:width="16.51mm" svg:height="7.21mm" svg:x="147.23mm" svg:y="72.57mm" svg:viewBox="0 0 1652 722" svg:d="M39 0c25 238-204 687 223 703 266 10 545 65 793-76l274-100 273-100 50-25">
            <text:p/>
          </draw:path>
          <draw:custom-shape draw:z-index="5" draw:style-name="gr4"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99mm" svg:height="4.27mm" svg:x="181.36mm" svg:y="108.58mm" svg:viewBox="0 0 100 428" draw:points="100,0 25,277 0,428">
            <text:p/>
          </draw:polyline>
          <draw:polyline draw:z-index="10" draw:style-name="gr5" draw:text-style-name="P1" svg:width="3.96mm" svg:height="1.75mm" svg:x="185.83mm" svg:y="109.09mm" svg:viewBox="0 0 397 176" draw:points="0,0 273,100 397,176">
            <text:p/>
          </draw:polyline>
          <draw:path draw:z-index="11" draw:style-name="gr5"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3.46mm" svg:height="6.77mm" svg:x="188.56mm" svg:y="151.41mm" svg:viewBox="0 0 347 678" draw:points="347,0 173,251 74,502 0,678">
            <text:p/>
          </draw:polyline>
          <draw:path draw:z-index="13" draw:style-name="gr5" draw:text-style-name="P1" svg:width="14.13mm" svg:height="5.26mm" svg:x="198.98mm" svg:y="150.91mm" svg:viewBox="0 0 1414 527" svg:d="M0 0c316 15 567 229 868 301l273 101 248 100 25 25">
            <text:p/>
          </draw:path>
          <draw:custom-shape draw:z-index="14" draw:style-name="gr3"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8">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1" office:value-type="string" calcext:value-type="string">
            <text:p>一个网络中因该有如下几种抽象：</text:p>
          </table:table-cell>
          <table:table-cell table:style-name="ce51"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51" office:value-type="string" calcext:value-type="string">
            <text:p>1：一个概念</text:p>
          </table:table-cell>
          <table:table-cell table:style-name="ce51"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1" table:number-columns-repeated="3"/>
          <table:table-cell table:number-columns-repeated="4"/>
        </table:table-row>
        <table:table-row table:style-name="ro18">
          <table:table-cell table:number-columns-repeated="2"/>
          <table:table-cell table:style-name="ce51" office:value-type="string" calcext:value-type="string">
            <text:p>2：与该概念有联系的子概念</text:p>
          </table:table-cell>
          <table:table-cell table:style-name="ce51"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1" table:number-columns-repeated="3"/>
          <table:table-cell table:number-columns-repeated="4"/>
        </table:table-row>
        <table:table-row table:style-name="ro18">
          <table:table-cell table:number-columns-repeated="2"/>
          <table:table-cell table:style-name="ce51" office:value-type="string" calcext:value-type="string">
            <text:p>3：某个概念的数据</text:p>
          </table:table-cell>
          <table:table-cell table:style-name="ce51"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1" table:number-columns-repeated="3"/>
          <table:table-cell table:number-columns-repeated="4"/>
        </table:table-row>
        <table:table-row table:style-name="ro18">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1" table:number-columns-repeated="3"/>
          <table:table-cell table:number-columns-repeated="4"/>
        </table:table-row>
        <table:table-row table:style-name="ro21">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1"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6">
          <table:table-cell table:style-name="ce66"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8" table:number-columns-repeated="5"/>
        </table:table-row>
        <table:table-row table:style-name="ro9">
          <table:table-cell table:number-columns-repeated="12"/>
          <table:table-cell table:style-name="ce68" table:number-columns-repeated="5"/>
        </table:table-row>
        <table:table-row table:style-name="ro9">
          <table:table-cell table:style-name="ce67" office:value-type="string" calcext:value-type="string">
            <text:p><text:s/>struct ActivationNeuron</text:p>
          </table:table-cell>
          <table:table-cell table:style-name="ce67" table:number-columns-repeated="9"/>
          <table:table-cell table:number-columns-repeated="2"/>
          <table:table-cell table:style-name="ce68" table:number-columns-repeated="5"/>
        </table:table-row>
        <table:table-row table:style-name="ro9">
          <table:table-cell table:style-name="ce67" office:value-type="string" calcext:value-type="string">
            <text:p>{</text:p>
          </table:table-cell>
          <table:table-cell table:style-name="ce67" table:number-columns-repeated="9"/>
          <table:table-cell/>
          <table:table-cell office:value-type="string" calcext:value-type="string">
            <text:p>基类</text:p>
          </table:table-cell>
          <table:table-cell table:style-name="ce68" table:number-columns-repeated="5"/>
        </table:table-row>
        <table:table-row table:style-name="ro27">
          <table:table-cell table:style-name="ce67" office:value-type="string" calcext:value-type="string">
            <text:p>nero_us32int msg;/*记录该nero的种类，性质等信息*/</text:p>
          </table:table-cell>
          <table:table-cell table:style-name="ce67" table:number-columns-repeated="9"/>
          <table:table-cell table:number-columns-repeated="2"/>
          <table:table-cell table:style-name="ce68" office:value-type="string" calcext:value-type="string">
            <text:p>outputListHead链表指向所有的衍生类</text:p>
          </table:table-cell>
          <table:table-cell table:style-name="ce68" table:number-columns-repeated="4"/>
        </table:table-row>
        <table:table-row table:style-name="ro27">
          <table:table-cell table:style-name="ce67" office:value-type="string" calcext:value-type="string">
            <text:p>nero_s32int x;/*取值范围-2147483648 ~ 2147483647*/</text:p>
          </table:table-cell>
          <table:table-cell table:style-name="ce67" table:number-columns-repeated="9"/>
          <table:table-cell table:number-columns-repeated="2"/>
          <table:table-cell table:style-name="ce68" office:value-type="string" calcext:value-type="string">
            <text:p>inputListHead链表为空</text:p>
          </table:table-cell>
          <table:table-cell table:style-name="ce68" table:number-columns-repeated="4"/>
        </table:table-row>
        <table:table-row table:style-name="ro27">
          <table:table-cell table:style-name="ce67" office:value-type="string" calcext:value-type="string">
            <text:p>nero_s32int y;</text:p>
          </table:table-cell>
          <table:table-cell table:style-name="ce67" table:number-columns-repeated="9"/>
          <table:table-cell table:number-columns-repeated="2"/>
          <table:table-cell table:style-name="ce68" office:value-type="string" calcext:value-type="string">
            <text:p>特别的，GodNero只是指向所有基类，基类不指向它</text:p>
          </table:table-cell>
          <table:table-cell table:style-name="ce68" table:number-columns-repeated="4"/>
        </table:table-row>
        <table:table-row table:style-name="ro9">
          <table:table-cell table:style-name="ce67" office:value-type="string" calcext:value-type="string">
            <text:p>nero_s32int z;</text:p>
          </table:table-cell>
          <table:table-cell table:style-name="ce67" table:number-columns-repeated="9"/>
          <table:table-cell table:number-columns-repeated="2"/>
          <table:table-cell table:style-name="ce68" table:number-columns-repeated="5"/>
        </table:table-row>
        <table:table-row table:style-name="ro9">
          <table:table-cell table:style-name="ce67" office:value-type="string" calcext:value-type="string">
            <text:p>struct NerveFiber_ <text:s/>* inputListHead;/*其实究竟对于一个神经元来说是不是需要这个输入神经元的链表，*/</text:p>
          </table:table-cell>
          <table:table-cell table:style-name="ce67" table:number-columns-repeated="9"/>
          <table:table-cell table:number-columns-repeated="2"/>
          <table:table-cell table:style-name="ce68" table:number-columns-repeated="5"/>
        </table:table-row>
        <table:table-row table:style-name="ro9">
          <table:table-cell table:style-name="ce67" table:number-columns-repeated="5"/>
          <table:table-cell table:style-name="ce67" office:value-type="string" calcext:value-type="string">
            <text:p>/*好像其实不是那么必要的是吧，因为，这实际上会造成冗余数据*/</text:p>
          </table:table-cell>
          <table:table-cell table:style-name="ce67" table:number-columns-repeated="4"/>
          <table:table-cell table:number-columns-repeated="2"/>
          <table:table-cell table:style-name="ce68" table:number-columns-repeated="5"/>
        </table:table-row>
        <table:table-row table:style-name="ro9">
          <table:table-cell table:style-name="ce67" table:number-columns-repeated="5"/>
          <table:table-cell table:style-name="ce67" office:value-type="string" calcext:value-type="string">
            <text:p>/*那么如果该神经元是一个NeuronObject，那么inputListHead指向该*/</text:p>
          </table:table-cell>
          <table:table-cell table:style-name="ce67" table:number-columns-repeated="4"/>
          <table:table-cell/>
          <table:table-cell office:value-type="string" calcext:value-type="string">
            <text:p>衍生类</text:p>
          </table:table-cell>
          <table:table-cell table:style-name="ce68" table:number-columns-repeated="5"/>
        </table:table-row>
        <table:table-row table:style-name="ro27">
          <table:table-cell table:style-name="ce67" table:number-columns-repeated="5"/>
          <table:table-cell table:style-name="ce67" office:value-type="string" calcext:value-type="string">
            <text:p>/*对象的数据，如果该神经元表示一个存抽象概念，则没有数据*/</text:p>
          </table:table-cell>
          <table:table-cell table:style-name="ce67" table:number-columns-repeated="4"/>
          <table:table-cell table:number-columns-repeated="2"/>
          <table:table-cell table:style-name="ce68" office:value-type="string" calcext:value-type="string">
            <text:p>inputListHead指向的是数据的神经链表，注意暂时规定，</text:p>
          </table:table-cell>
          <table:table-cell table:style-name="ce68" table:number-columns-repeated="4"/>
        </table:table-row>
        <table:table-row table:style-name="ro27">
          <table:table-cell table:style-name="ce67" table:number-columns-repeated="5"/>
          <table:table-cell table:style-name="ce67" office:value-type="string" calcext:value-type="string">
            <text:p>/*如果是一个ActNero，则该神经元的功能是保存数据*/</text:p>
          </table:table-cell>
          <table:table-cell table:style-name="ce67" table:number-columns-repeated="4"/>
          <table:table-cell table:number-columns-repeated="2"/>
          <table:table-cell table:style-name="ce68" office:value-type="string" calcext:value-type="string">
            <text:p>概念本身那个神经元不保存数据，为以后的xyz留别的用处</text:p>
          </table:table-cell>
          <table:table-cell table:style-name="ce68" table:number-columns-repeated="4"/>
        </table:table-row>
        <table:table-row table:style-name="ro9">
          <table:table-cell table:style-name="ce67" table:number-columns-repeated="5"/>
          <table:table-cell table:style-name="ce67" office:value-type="string" calcext:value-type="string">
            <text:p>/*但是如果是一个NeuronObject，是指向第一个数据呢，还是*/</text:p>
          </table:table-cell>
          <table:table-cell table:style-name="ce67" table:number-columns-repeated="4"/>
          <table:table-cell table:number-columns-repeated="2"/>
          <table:table-cell table:style-name="ce68" table:number-columns-repeated="5"/>
        </table:table-row>
        <table:table-row table:style-name="ro27">
          <table:table-cell table:style-name="ce67" table:number-columns-repeated="5"/>
          <table:table-cell table:style-name="ce67" office:value-type="string" calcext:value-type="string">
            <text:p>/*说inputListHead指向一个数据的链表，显然指向第一个数据跟*/</text:p>
          </table:table-cell>
          <table:table-cell table:style-name="ce67" table:number-columns-repeated="4"/>
          <table:table-cell table:number-columns-repeated="2"/>
          <table:table-cell table:style-name="ce68" office:value-type="string" calcext:value-type="string">
            <text:p>outputListHead指向所以相关的其他概念或者上层基类</text:p>
          </table:table-cell>
          <table:table-cell table:style-name="ce68" table:number-columns-repeated="4"/>
        </table:table-row>
        <table:table-row table:style-name="ro9">
          <table:table-cell table:style-name="ce67" table:number-columns-repeated="5"/>
          <table:table-cell table:style-name="ce67" office:value-type="string" calcext:value-type="string">
            <text:p>/*合理，因为这样可以充分利用已经有的内存*/</text:p>
          </table:table-cell>
          <table:table-cell table:style-name="ce67" table:number-columns-repeated="4"/>
          <table:table-cell table:number-columns-repeated="2"/>
          <table:table-cell table:style-name="ce68" table:number-columns-repeated="5"/>
        </table:table-row>
        <table:table-row table:style-name="ro9">
          <table:table-cell table:style-name="ce67" table:number-columns-repeated="10"/>
          <table:table-cell table:number-columns-repeated="2"/>
          <table:table-cell table:style-name="ce68" table:number-columns-repeated="5"/>
        </table:table-row>
        <table:table-row table:style-name="ro9">
          <table:table-cell table:style-name="ce67" office:value-type="string" calcext:value-type="string">
            <text:p>struct NerveFiber_ <text:s text:c="2"/>* outputListHead; </text:p>
          </table:table-cell>
          <table:table-cell table:style-name="ce67" table:number-columns-repeated="9"/>
          <table:table-cell table:number-columns-repeated="2"/>
          <table:table-cell table:style-name="ce69" office:value-type="string" calcext:value-type="string">
            <text:p>所谓的上下层，指的是上层概念由下层构成或者解释的关系</text:p>
          </table:table-cell>
          <table:table-cell table:style-name="ce68" table:number-columns-repeated="4"/>
        </table:table-row>
        <table:table-row table:style-name="ro9">
          <table:table-cell table:style-name="ce67" office:value-type="string" calcext:value-type="string">
            <text:p>};</text:p>
          </table:table-cell>
          <table:table-cell table:style-name="ce67" table:number-columns-repeated="9"/>
          <table:table-cell table:number-columns-repeated="2"/>
          <table:table-cell table:style-name="ce68"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8" table:number-columns-repeated="4"/>
        </table:table-row>
        <table:table-row table:style-name="ro9">
          <table:table-cell table:style-name="ce67" table:number-columns-repeated="10"/>
          <table:table-cell/>
          <table:table-cell office:value-type="string" calcext:value-type="string">
            <text:p>数据</text:p>
          </table:table-cell>
          <table:table-cell table:style-name="ce68" table:number-columns-repeated="5"/>
        </table:table-row>
        <table:table-row table:style-name="ro27">
          <table:table-cell table:style-name="ce67" table:number-columns-repeated="10"/>
          <table:table-cell table:number-columns-repeated="2"/>
          <table:table-cell table:style-name="ce68" office:value-type="string" calcext:value-type="string">
            <text:p>inputListHead为空</text:p>
          </table:table-cell>
          <table:table-cell table:style-name="ce68" table:number-columns-repeated="4"/>
        </table:table-row>
        <table:table-row table:style-name="ro9">
          <table:table-cell table:style-name="ce67" table:number-columns-repeated="10"/>
          <table:table-cell table:number-columns-repeated="2"/>
          <table:table-cell table:style-name="ce68" table:number-columns-repeated="5"/>
        </table:table-row>
        <table:table-row table:style-name="ro27">
          <table:table-cell table:number-columns-repeated="12"/>
          <table:table-cell table:style-name="ce68" office:value-type="string" calcext:value-type="string">
            <text:p>outputListHead指向下一个数据类</text:p>
          </table:table-cell>
          <table:table-cell table:style-name="ce68" table:number-columns-repeated="4"/>
        </table:table-row>
        <table:table-row table:style-name="ro9" table:number-rows-repeated="2">
          <table:table-cell table:number-columns-repeated="12"/>
          <table:table-cell table:style-name="ce68" table:number-columns-repeated="5"/>
        </table:table-row>
        <table:table-row table:style-name="ro9">
          <table:table-cell table:number-columns-repeated="12"/>
          <table:table-cell table:style-name="ce68" office:value-type="string" calcext:value-type="string">
            <text:p>不同的概念数据两不一样，但是表示概念的神经元一律不用来存储数据</text:p>
          </table:table-cell>
          <table:table-cell table:style-name="ce68" table:number-columns-repeated="4"/>
        </table:table-row>
        <table:table-row table:style-name="ro9">
          <table:table-cell table:number-columns-repeated="2"/>
          <table:table-cell table:style-name="ce51" table:number-columns-repeated="3"/>
          <table:table-cell table:number-columns-repeated="7"/>
          <table:table-cell table:style-name="ce68" office:value-type="string" calcext:value-type="string">
            <text:p>，即使只要一个神经元就能也用一个单独的神经来存储数据</text:p>
          </table:table-cell>
          <table:table-cell table:style-name="ce68" table:number-columns-repeated="4"/>
        </table:table-row>
        <table:table-row table:style-name="ro3" table:number-rows-repeated="2">
          <table:table-cell table:number-columns-repeated="2"/>
          <table:table-cell table:style-name="ce51" table:number-columns-repeated="3"/>
          <table:table-cell table:number-columns-repeated="12"/>
        </table:table-row>
        <table:table-row table:style-name="ro3">
          <table:table-cell table:number-columns-repeated="2"/>
          <table:table-cell table:style-name="ce51"/>
          <table:table-cell table:style-name="ce51" office:value-type="string" calcext:value-type="string">
            <text:p>如何用一个神经元来表示一个操作呢：</text:p>
          </table:table-cell>
          <table:table-cell table:style-name="ce51"/>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1"/>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1" table:number-columns-repeated="3"/>
          <table:table-cell table:number-columns-repeated="7"/>
        </table:table-row>
        <table:table-row table:style-name="ro3">
          <table:table-cell table:number-columns-repeated="7"/>
          <table:table-cell table:style-name="ce51" office:value-type="string" calcext:value-type="string">
            <text:p>怎么实现参数的传递呢</text:p>
          </table:table-cell>
          <table:table-cell table:style-name="ce51" table:number-columns-repeated="2"/>
          <table:table-cell table:number-columns-repeated="7"/>
        </table:table-row>
        <table:table-row table:style-name="ro5">
          <table:table-cell table:number-columns-repeated="7"/>
          <table:table-cell table:style-name="ce51"/>
          <table:table-cell table:style-name="ce51" office:value-type="string" calcext:value-type="string">
            <text:p>不需要，每一个类型inputListHead就是参数，因为每一个神经元就相当于一次操作的实例，它本身就包含了操作类型和参数数据</text:p>
          </table:table-cell>
          <table:table-cell table:style-name="ce51"/>
          <table:table-cell table:number-columns-repeated="7"/>
        </table:table-row>
        <table:table-row table:style-name="ro3" table:number-rows-repeated="3">
          <table:table-cell table:number-columns-repeated="7"/>
          <table:table-cell table:style-name="ce51"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1"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1"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1"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3" draw:text-style-name="P2" svg:width="8.97mm" svg:height="45.44mm" svg:x="-164.43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8" office:value-type="string" calcext:value-type="string">
            <text:p>你陷入了一个误区：总想用数据存储得方式本身来实现</text:p>
          </table:table-cell>
          <table:table-cell table:style-name="ce18" table:number-columns-repeated="3"/>
          <table:table-cell table:number-columns-repeated="11"/>
        </table:table-row>
        <table:table-row table:style-name="ro2">
          <table:table-cell table:style-name="ce18" office:value-type="string" calcext:value-type="string">
            <text:p>所有得功能，实际上这在原理上就是行不通得，你得数据</text:p>
          </table:table-cell>
          <table:table-cell table:style-name="ce18" table:number-columns-repeated="3"/>
          <table:table-cell table:number-columns-repeated="11"/>
        </table:table-row>
        <table:table-row table:style-name="ro2">
          <table:table-cell table:style-name="ce18" office:value-type="string" calcext:value-type="string">
            <text:p>只是已特定方式放着而已，而怎么读，怎么有选择性得</text:p>
          </table:table-cell>
          <table:table-cell table:style-name="ce18" table:number-columns-repeated="3"/>
          <table:table-cell table:number-columns-repeated="11"/>
        </table:table-row>
        <table:table-row table:style-name="ro2">
          <table:table-cell table:style-name="ce18" office:value-type="string" calcext:value-type="string">
            <text:p>读取才是真正实现功能得最后得是手段</text:p>
          </table:table-cell>
          <table:table-cell table:style-name="ce18"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7" office:value-type="string" calcext:value-type="string">
            <text:p>所谓得动作记忆，显然就是对某一个概念前后变化</text:p>
          </table:table-cell>
          <table:table-cell table:style-name="ce17" table:number-columns-repeated="3"/>
          <table:table-cell table:number-columns-repeated="11"/>
        </table:table-row>
        <table:table-row table:style-name="ro2">
          <table:table-cell table:style-name="ce17" office:value-type="string" calcext:value-type="string">
            <text:p>过程得一种记忆</text:p>
          </table:table-cell>
          <table:table-cell table:style-name="ce17"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9"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02:15:31.214181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1.6.2$Linux_X86_64 LibreOffice_project/10m0$Build-2</meta:generator>
    <dc:date>2017-06-07T02:16:14.120699356</dc:date>
    <meta:editing-duration>P22DT4H16M14S</meta:editing-duration>
    <meta:editing-cycles>654</meta:editing-cycles>
    <meta:document-statistic meta:table-count="9" meta:cell-count="1611" meta:object-count="214"/>
  </office:meta>
</office:document-meta>
</file>